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a4f5" officeooo:paragraph-rsid="0004a4f5"/>
    </style:style>
    <style:style style:name="P2" style:family="paragraph" style:parent-style-name="Standard">
      <style:text-properties fo:font-weight="bold" officeooo:rsid="00067228" officeooo:paragraph-rsid="00067228" style:font-weight-asian="bold" style:font-weight-complex="bold"/>
    </style:style>
    <style:style style:name="P3" style:family="paragraph" style:parent-style-name="Standard">
      <style:text-properties fo:font-weight="bold" officeooo:rsid="00484c44" officeooo:paragraph-rsid="00484c44" style:font-weight-asian="bold" style:font-weight-complex="bold"/>
    </style:style>
    <style:style style:name="P4" style:family="paragraph" style:parent-style-name="Standard">
      <style:text-properties fo:font-weight="bold" officeooo:rsid="00795e34" officeooo:paragraph-rsid="00795e34" style:font-weight-asian="bold" style:font-weight-complex="bold"/>
    </style:style>
    <style:style style:name="P5" style:family="paragraph" style:parent-style-name="Standard">
      <style:text-properties fo:font-weight="bold" officeooo:rsid="001f9e38" officeooo:paragraph-rsid="001f9e38" style:font-weight-asian="bold" style:font-weight-complex="bold"/>
    </style:style>
    <style:style style:name="P6" style:family="paragraph" style:parent-style-name="Standard">
      <style:text-properties fo:font-weight="bold" officeooo:rsid="00210b7d" officeooo:paragraph-rsid="00210b7d" style:font-weight-asian="bold" style:font-weight-complex="bold"/>
    </style:style>
    <style:style style:name="P7" style:family="paragraph" style:parent-style-name="Standard">
      <style:text-properties fo:font-weight="bold" officeooo:rsid="001d98cd" officeooo:paragraph-rsid="001d98cd" style:font-weight-asian="bold" style:font-weight-complex="bold"/>
    </style:style>
    <style:style style:name="P8" style:family="paragraph" style:parent-style-name="Standard">
      <style:text-properties fo:font-weight="normal" officeooo:rsid="00090756" officeooo:paragraph-rsid="001d98cd" style:font-weight-asian="normal" style:font-weight-complex="normal"/>
    </style:style>
    <style:style style:name="P9" style:family="paragraph" style:parent-style-name="Standard">
      <style:text-properties fo:font-weight="normal" officeooo:rsid="002ee269" officeooo:paragraph-rsid="002c161a" style:font-weight-asian="normal" style:font-weight-complex="normal"/>
    </style:style>
    <style:style style:name="P10" style:family="paragraph" style:parent-style-name="Standard">
      <style:text-properties fo:font-weight="normal" officeooo:rsid="00210b7d" officeooo:paragraph-rsid="00ce9fa0" style:font-weight-asian="normal" style:font-weight-complex="normal"/>
    </style:style>
    <style:style style:name="P11" style:family="paragraph" style:parent-style-name="Standard">
      <style:text-properties fo:font-weight="normal" officeooo:rsid="00210b7d" officeooo:paragraph-rsid="001d98cd" style:font-weight-asian="normal" style:font-weight-complex="normal"/>
    </style:style>
    <style:style style:name="P12" style:family="paragraph" style:parent-style-name="Standard">
      <style:text-properties fo:font-weight="normal" officeooo:rsid="00210b7d" officeooo:paragraph-rsid="00210b7d" style:font-weight-asian="normal" style:font-weight-complex="normal"/>
    </style:style>
    <style:style style:name="P13" style:family="paragraph" style:parent-style-name="Standard">
      <style:text-properties fo:font-weight="normal" officeooo:rsid="00ce9fa0" officeooo:paragraph-rsid="00ce9fa0" style:font-weight-asian="normal" style:font-weight-complex="normal"/>
    </style:style>
    <style:style style:name="P14" style:family="paragraph" style:parent-style-name="Standard">
      <style:text-properties fo:font-weight="normal" officeooo:rsid="002882be" officeooo:paragraph-rsid="00ce9fa0" style:font-weight-asian="normal" style:font-weight-complex="normal"/>
    </style:style>
    <style:style style:name="P15" style:family="paragraph" style:parent-style-name="Standard">
      <style:text-properties fo:font-weight="normal" officeooo:rsid="00d3ded7" officeooo:paragraph-rsid="00d3ded7" style:font-weight-asian="normal" style:font-weight-complex="normal"/>
    </style:style>
    <style:style style:name="P16" style:family="paragraph" style:parent-style-name="Standard">
      <style:text-properties fo:font-weight="normal" officeooo:rsid="0105789e" officeooo:paragraph-rsid="0105789e" style:font-weight-asian="normal" style:font-weight-complex="normal"/>
    </style:style>
    <style:style style:name="P17" style:family="paragraph" style:parent-style-name="Standard">
      <style:text-properties fo:font-weight="normal" officeooo:rsid="0105789e" officeooo:paragraph-rsid="00d60662"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00bc38" officeooo:paragraph-rsid="0000bc38"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07fd2f" officeooo:paragraph-rsid="0007fd2f"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04a4f5" officeooo:paragraph-rsid="0004a4f5" style:font-weight-asian="bold" style:font-weight-complex="bold"/>
    </style:style>
    <style:style style:name="P21" style:family="paragraph" style:parent-style-name="Standard">
      <style:text-properties fo:font-style="normal" fo:font-weight="normal" officeooo:rsid="00cbf276" officeooo:paragraph-rsid="00cbf276" style:font-style-asian="normal" style:font-weight-asian="normal" style:font-style-complex="normal" style:font-weight-complex="normal"/>
    </style:style>
    <style:style style:name="P22" style:family="paragraph" style:parent-style-name="Standard">
      <style:text-properties fo:font-style="normal" fo:font-weight="normal" officeooo:rsid="00ec3739" style:font-style-asian="normal" style:font-weight-asian="normal" style:font-style-complex="normal" style:font-weight-complex="normal"/>
    </style:style>
    <style:style style:name="P23" style:family="paragraph" style:parent-style-name="Standard">
      <style:text-properties fo:font-style="normal" fo:font-weight="normal" officeooo:rsid="00ec3739" officeooo:paragraph-rsid="015b5817" style:font-style-asian="normal" style:font-weight-asian="normal" style:font-style-complex="normal" style:font-weight-complex="normal"/>
    </style:style>
    <style:style style:name="P24" style:family="paragraph" style:parent-style-name="Standard">
      <style:text-properties fo:font-style="normal" fo:font-weight="normal" officeooo:rsid="00210b7d" officeooo:paragraph-rsid="015b5817" style:font-style-asian="normal" style:font-weight-asian="normal" style:font-style-complex="normal" style:font-weight-complex="normal"/>
    </style:style>
    <style:style style:name="P25" style:family="paragraph" style:parent-style-name="Standard">
      <style:text-properties fo:font-style="normal" fo:font-weight="bold" officeooo:rsid="005e77c8" officeooo:paragraph-rsid="005e77c8" style:font-style-asian="normal" style:font-weight-asian="bold" style:font-style-complex="normal" style:font-weight-complex="bold"/>
    </style:style>
    <style:style style:name="P26" style:family="paragraph" style:parent-style-name="Standard">
      <style:text-properties fo:font-style="normal" officeooo:rsid="0140d8ac" officeooo:paragraph-rsid="0149550e" style:font-style-asian="normal" style:font-style-complex="normal"/>
    </style:style>
    <style:style style:name="P27" style:family="paragraph" style:parent-style-name="Standard">
      <style:text-properties fo:font-style="normal" officeooo:rsid="01632a5d" officeooo:paragraph-rsid="01632a5d" style:font-style-asian="normal" style:font-style-complex="normal"/>
    </style:style>
    <style:style style:name="P28" style:family="paragraph" style:parent-style-name="Standard">
      <style:text-properties fo:font-style="normal" officeooo:rsid="01632a5d" officeooo:paragraph-rsid="0172564c" style:font-style-asian="normal" style:font-style-complex="normal"/>
    </style:style>
    <style:style style:name="P29" style:family="paragraph" style:parent-style-name="Standard">
      <style:text-properties fo:font-style="normal" officeooo:rsid="0166c6b8" officeooo:paragraph-rsid="0166c6b8" style:font-style-asian="normal" style:font-style-complex="normal"/>
    </style:style>
    <style:style style:name="P30" style:family="paragraph" style:parent-style-name="Standard">
      <style:text-properties fo:font-style="normal" officeooo:rsid="0175dbf1" officeooo:paragraph-rsid="0175dbf1" style:font-style-asian="normal" style:font-style-complex="normal"/>
    </style:style>
    <style:style style:name="P31" style:family="paragraph" style:parent-style-name="Standard">
      <style:text-properties fo:font-style="normal" style:text-underline-style="none" fo:font-weight="normal" officeooo:rsid="015551cd" officeooo:paragraph-rsid="015b5817"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f0aaed" officeooo:paragraph-rsid="015b5817" style:font-style-asian="normal" style:font-weight-asian="normal" style:font-style-complex="normal" style:font-weight-complex="normal"/>
    </style:style>
    <style:style style:name="P33" style:family="paragraph" style:parent-style-name="Standard">
      <style:text-properties officeooo:paragraph-rsid="00ee5b3a"/>
    </style:style>
    <style:style style:name="P34" style:family="paragraph" style:parent-style-name="Standard">
      <style:text-properties officeooo:rsid="013594b3" officeooo:paragraph-rsid="013594b3"/>
    </style:style>
    <style:style style:name="P35" style:family="paragraph" style:parent-style-name="Standard">
      <style:text-properties officeooo:rsid="013594b3" officeooo:paragraph-rsid="0149550e"/>
    </style:style>
    <style:style style:name="P36" style:family="paragraph" style:parent-style-name="Standard">
      <style:text-properties officeooo:rsid="00e4b6a1" officeooo:paragraph-rsid="01427897"/>
    </style:style>
    <style:style style:name="P37" style:family="paragraph" style:parent-style-name="Standard">
      <style:text-properties fo:font-style="italic" style:text-underline-style="none" fo:font-weight="normal" officeooo:rsid="00cbf276" officeooo:paragraph-rsid="00cbf276" style:font-style-asian="italic" style:font-weight-asian="normal" style:font-style-complex="italic" style:font-weight-complex="normal"/>
    </style:style>
    <style:style style:name="P38" style:family="paragraph" style:parent-style-name="Standard">
      <style:text-properties fo:font-style="italic" style:text-underline-style="none" fo:font-weight="normal" officeooo:rsid="00cbf276" officeooo:paragraph-rsid="00d3ded7" style:font-style-asian="italic" style:font-weight-asian="normal" style:font-style-complex="italic" style:font-weight-complex="normal"/>
    </style:style>
    <style:style style:name="P39" style:family="paragraph" style:parent-style-name="Standard">
      <style:text-properties fo:font-style="italic" style:text-underline-style="none" fo:font-weight="normal" officeooo:rsid="00cb59a0" officeooo:paragraph-rsid="00cb59a0" style:font-style-asian="italic" style:font-weight-asian="normal" style:font-style-complex="italic" style:font-weight-complex="normal"/>
    </style:style>
    <style:style style:name="P40" style:family="paragraph" style:parent-style-name="Standard">
      <style:text-properties fo:font-style="italic" style:text-underline-style="none" fo:font-weight="normal" officeooo:rsid="00210b7d" officeooo:paragraph-rsid="015b5817" style:font-style-asian="italic" style:font-weight-asian="normal" style:font-style-complex="italic" style:font-weight-complex="normal"/>
    </style:style>
    <style:style style:name="P41" style:family="paragraph" style:parent-style-name="Standard">
      <style:text-properties fo:font-style="italic" fo:font-weight="normal" officeooo:rsid="00cbf276" officeooo:paragraph-rsid="00cbf276" style:font-style-asian="italic" style:font-weight-asian="normal" style:font-style-complex="italic" style:font-weight-complex="normal"/>
    </style:style>
    <style:style style:name="P42" style:family="paragraph" style:parent-style-name="Standard">
      <style:text-properties fo:font-style="italic" fo:font-weight="normal" officeooo:rsid="00ec995b" officeooo:paragraph-rsid="00ec995b" style:font-style-asian="italic" style:font-weight-asian="normal" style:font-style-complex="italic" style:font-weight-complex="normal"/>
    </style:style>
    <style:style style:name="P43" style:family="paragraph" style:parent-style-name="Standard">
      <style:text-properties fo:font-style="italic" fo:font-weight="normal" officeooo:rsid="00d1d2c6" officeooo:paragraph-rsid="001d98cd" style:font-style-asian="italic" style:font-weight-asian="normal" style:font-style-complex="italic" style:font-weight-complex="normal"/>
    </style:style>
    <style:style style:name="P44" style:family="paragraph" style:parent-style-name="Standard">
      <style:text-properties fo:font-style="italic" fo:font-weight="normal" officeooo:rsid="0108adf5" officeooo:paragraph-rsid="0108adf5" style:font-style-asian="italic" style:font-weight-asian="normal" style:font-style-complex="italic" style:font-weight-complex="normal"/>
    </style:style>
    <style:style style:name="P45" style:family="paragraph" style:parent-style-name="Standard">
      <style:text-properties fo:font-style="italic" officeooo:rsid="0116bebd" officeooo:paragraph-rsid="0116bebd" style:font-style-asian="italic" style:font-style-complex="italic"/>
    </style:style>
    <style:style style:name="P46" style:family="paragraph" style:parent-style-name="Standard">
      <style:text-properties fo:font-style="italic" officeooo:rsid="014615a5" officeooo:paragraph-rsid="014615a5" style:font-style-asian="italic" style:font-style-complex="italic"/>
    </style:style>
    <style:style style:name="P47" style:family="paragraph" style:parent-style-name="Standard">
      <style:text-properties officeooo:rsid="00ef475e" officeooo:paragraph-rsid="00ef475e"/>
    </style:style>
    <style:style style:name="P48" style:family="paragraph" style:parent-style-name="Standard">
      <style:text-properties officeooo:paragraph-rsid="00ff8555"/>
    </style:style>
    <style:style style:name="P49" style:family="paragraph" style:parent-style-name="Standard">
      <style:text-properties officeooo:paragraph-rsid="0134e59d"/>
    </style:style>
    <style:style style:name="P50" style:family="paragraph" style:parent-style-name="Standard">
      <style:text-properties officeooo:paragraph-rsid="012e7d06"/>
    </style:style>
    <style:style style:name="P51" style:family="paragraph" style:parent-style-name="Standard">
      <style:text-properties officeooo:paragraph-rsid="0114e4a2"/>
    </style:style>
    <style:style style:name="P52" style:family="paragraph" style:parent-style-name="Standard">
      <style:text-properties officeooo:paragraph-rsid="010cc751"/>
    </style:style>
    <style:style style:name="P53" style:family="paragraph" style:parent-style-name="Standard">
      <style:text-properties officeooo:paragraph-rsid="01083c73"/>
    </style:style>
    <style:style style:name="P54" style:family="paragraph" style:parent-style-name="Standard">
      <style:text-properties officeooo:rsid="014a95ac" officeooo:paragraph-rsid="014a95ac"/>
    </style:style>
    <style:style style:name="P55" style:family="paragraph" style:parent-style-name="Standard">
      <style:paragraph-properties fo:break-before="page"/>
    </style:style>
    <style:style style:name="P56" style:family="paragraph" style:parent-style-name="Standard">
      <style:paragraph-properties fo:break-before="page"/>
      <style:text-properties fo:font-weight="bold" officeooo:rsid="002c161a" officeooo:paragraph-rsid="002c161a" style:font-weight-asian="bold" style:font-weight-complex="bold"/>
    </style:style>
    <style:style style:name="P57" style:family="paragraph" style:parent-style-name="Standard">
      <style:paragraph-properties fo:break-before="page"/>
      <style:text-properties fo:font-weight="bold" officeooo:rsid="00484c44" officeooo:paragraph-rsid="00484c44" style:font-weight-asian="bold" style:font-weight-complex="bold"/>
    </style:style>
    <style:style style:name="P58" style:family="paragraph" style:parent-style-name="Standard">
      <style:paragraph-properties fo:break-before="page"/>
      <style:text-properties fo:font-weight="bold" officeooo:rsid="00795e34" officeooo:paragraph-rsid="00795e34" style:font-weight-asian="bold" style:font-weight-complex="bold"/>
    </style:style>
    <style:style style:name="P59" style:family="paragraph" style:parent-style-name="Standard">
      <style:paragraph-properties fo:break-before="page"/>
      <style:text-properties fo:font-weight="bold" officeooo:rsid="00b04e74" officeooo:paragraph-rsid="00b04e74" style:font-weight-asian="bold" style:font-weight-complex="bold"/>
    </style:style>
    <style:style style:name="P60" style:family="paragraph" style:parent-style-name="Standard">
      <style:paragraph-properties fo:break-before="page"/>
      <style:text-properties style:text-underline-style="none" fo:font-weight="bold" officeooo:rsid="00e4b6a1" officeooo:paragraph-rsid="00e4b6a1" style:font-weight-asian="bold" style:font-weight-complex="bold"/>
    </style:style>
    <style:style style:name="P61" style:family="paragraph" style:parent-style-name="Text_20_body">
      <style:paragraph-properties fo:break-before="page"/>
      <style:text-properties fo:font-weight="bold" officeooo:rsid="00cdc81e" officeooo:paragraph-rsid="00cdc81e" style:font-weight-asian="bold" style:font-weight-complex="bold"/>
    </style:style>
    <style:style style:name="P62" style:family="paragraph" style:parent-style-name="Text_20_body">
      <style:text-properties officeooo:paragraph-rsid="00b6bc1e"/>
    </style:style>
    <style:style style:name="P63" style:family="paragraph" style:parent-style-name="Text_20_body">
      <style:text-properties officeooo:paragraph-rsid="00c2afed"/>
    </style:style>
    <style:style style:name="P64" style:family="paragraph" style:parent-style-name="Text_20_body">
      <style:text-properties officeooo:paragraph-rsid="00c69dc9"/>
    </style:style>
    <style:style style:name="P65" style:family="paragraph" style:parent-style-name="Text_20_body">
      <style:text-properties officeooo:paragraph-rsid="00cdc81e"/>
    </style:style>
    <style:style style:name="P66" style:family="paragraph" style:parent-style-name="Standard">
      <style:text-properties fo:font-style="normal" fo:font-weight="bold" officeooo:rsid="0062eb07" officeooo:paragraph-rsid="0062eb07" style:font-style-asian="normal" style:font-weight-asian="bold" style:font-style-complex="normal" style:font-weight-complex="bold"/>
    </style:style>
    <style:style style:name="P67" style:family="paragraph" style:parent-style-name="Standard">
      <style:text-properties fo:font-style="normal" fo:font-weight="bold" officeooo:rsid="0178883c" officeooo:paragraph-rsid="0178883c" style:font-style-asian="normal" style:font-weight-asian="bold" style:font-style-complex="normal" style:font-weight-complex="bold"/>
    </style:style>
    <style:style style:name="P68" style:family="paragraph" style:parent-style-name="Standard">
      <style:text-properties fo:font-style="normal" fo:font-weight="normal" officeooo:rsid="004b5799" officeooo:paragraph-rsid="005937be" style:font-style-asian="normal" style:font-weight-asian="normal" style:font-style-complex="normal" style:font-weight-complex="normal"/>
    </style:style>
    <style:style style:name="P69" style:family="paragraph" style:parent-style-name="Standard">
      <style:text-properties fo:font-style="normal" fo:font-weight="normal" officeooo:rsid="0178883c" officeooo:paragraph-rsid="0183e4a2" style:font-style-asian="normal" style:font-weight-asian="normal" style:font-style-complex="normal" style:font-weight-complex="normal"/>
    </style:style>
    <style:style style:name="P70" style:family="paragraph" style:parent-style-name="Standard">
      <style:text-properties fo:font-style="italic" officeooo:rsid="0175dbf1" officeooo:paragraph-rsid="0172564c" style:font-style-asian="italic" style:font-style-complex="italic"/>
    </style:style>
    <style:style style:name="P71" style:family="paragraph" style:parent-style-name="Standard">
      <style:paragraph-properties fo:break-before="page"/>
      <style:text-properties fo:font-style="normal" fo:font-weight="bold" officeooo:rsid="0178883c" officeooo:paragraph-rsid="0178883c" style:font-style-asian="normal" style:font-weight-asian="bold" style:font-style-complex="normal" style:font-weight-complex="bold"/>
    </style:style>
    <style:style style:name="T1" style:family="text">
      <style:text-properties officeooo:rsid="00050f2e"/>
    </style:style>
    <style:style style:name="T2" style:family="text">
      <style:text-properties officeooo:rsid="0009da7e"/>
    </style:style>
    <style:style style:name="T3" style:family="text">
      <style:text-properties officeooo:rsid="000ade96"/>
    </style:style>
    <style:style style:name="T4" style:family="text">
      <style:text-properties fo:font-weight="normal" style:font-weight-asian="normal" style:font-weight-complex="normal"/>
    </style:style>
    <style:style style:name="T5" style:family="text">
      <style:text-properties fo:font-weight="normal" officeooo:rsid="005feebe" style:font-weight-asian="normal" style:font-weight-complex="normal"/>
    </style:style>
    <style:style style:name="T6" style:family="text">
      <style:text-properties fo:font-weight="normal" officeooo:rsid="00634007" style:font-weight-asian="normal" style:font-weight-complex="normal"/>
    </style:style>
    <style:style style:name="T7" style:family="text">
      <style:text-properties fo:font-weight="normal" officeooo:rsid="006608bd" style:font-weight-asian="normal" style:font-weight-complex="normal"/>
    </style:style>
    <style:style style:name="T8" style:family="text">
      <style:text-properties fo:font-weight="normal" officeooo:rsid="0066e5c5" style:font-weight-asian="normal" style:font-weight-complex="normal"/>
    </style:style>
    <style:style style:name="T9" style:family="text">
      <style:text-properties fo:font-weight="normal" officeooo:rsid="006a5ccc" style:font-weight-asian="normal" style:font-weight-complex="normal"/>
    </style:style>
    <style:style style:name="T10" style:family="text">
      <style:text-properties fo:font-weight="normal" officeooo:rsid="006a96d1" style:font-weight-asian="normal" style:font-weight-complex="normal"/>
    </style:style>
    <style:style style:name="T11" style:family="text">
      <style:text-properties fo:font-weight="normal" officeooo:rsid="006c550c" style:font-weight-asian="normal" style:font-weight-complex="normal"/>
    </style:style>
    <style:style style:name="T12" style:family="text">
      <style:text-properties fo:font-weight="normal" officeooo:rsid="006ebcbb" style:font-weight-asian="normal" style:font-weight-complex="normal"/>
    </style:style>
    <style:style style:name="T13" style:family="text">
      <style:text-properties fo:font-weight="normal" officeooo:rsid="006fe35f" style:font-weight-asian="normal" style:font-weight-complex="normal"/>
    </style:style>
    <style:style style:name="T14" style:family="text">
      <style:text-properties fo:font-weight="normal" officeooo:rsid="0073702e" style:font-weight-asian="normal" style:font-weight-complex="normal"/>
    </style:style>
    <style:style style:name="T15" style:family="text">
      <style:text-properties fo:font-weight="normal" officeooo:rsid="00772ee2" style:font-weight-asian="normal" style:font-weight-complex="normal"/>
    </style:style>
    <style:style style:name="T16" style:family="text">
      <style:text-properties fo:font-weight="normal" officeooo:rsid="00777f84" style:font-weight-asian="normal" style:font-weight-complex="normal"/>
    </style:style>
    <style:style style:name="T17" style:family="text">
      <style:text-properties fo:font-weight="normal" officeooo:rsid="007c3296" style:font-weight-asian="normal" style:font-weight-complex="normal"/>
    </style:style>
    <style:style style:name="T18" style:family="text">
      <style:text-properties fo:font-weight="normal" officeooo:rsid="007d3c9b" style:font-weight-asian="normal" style:font-weight-complex="normal"/>
    </style:style>
    <style:style style:name="T19" style:family="text">
      <style:text-properties fo:font-weight="normal" officeooo:rsid="007f2a4f" style:font-weight-asian="normal" style:font-weight-complex="normal"/>
    </style:style>
    <style:style style:name="T20" style:family="text">
      <style:text-properties fo:font-weight="normal" officeooo:rsid="00826d62" style:font-weight-asian="normal" style:font-weight-complex="normal"/>
    </style:style>
    <style:style style:name="T21" style:family="text">
      <style:text-properties fo:font-weight="normal" officeooo:rsid="0083d334" style:font-weight-asian="normal" style:font-weight-complex="normal"/>
    </style:style>
    <style:style style:name="T22" style:family="text">
      <style:text-properties fo:font-weight="normal" officeooo:rsid="008447c4" style:font-weight-asian="normal" style:font-weight-complex="normal"/>
    </style:style>
    <style:style style:name="T23" style:family="text">
      <style:text-properties fo:font-weight="normal" officeooo:rsid="00853295" style:font-weight-asian="normal" style:font-weight-complex="normal"/>
    </style:style>
    <style:style style:name="T24" style:family="text">
      <style:text-properties fo:font-weight="normal" officeooo:rsid="0086b3fc" style:font-weight-asian="normal" style:font-weight-complex="normal"/>
    </style:style>
    <style:style style:name="T25" style:family="text">
      <style:text-properties fo:font-weight="normal" officeooo:rsid="0087058d" style:font-weight-asian="normal" style:font-weight-complex="normal"/>
    </style:style>
    <style:style style:name="T26" style:family="text">
      <style:text-properties fo:font-weight="normal" officeooo:rsid="00879768" style:font-weight-asian="normal" style:font-weight-complex="normal"/>
    </style:style>
    <style:style style:name="T27" style:family="text">
      <style:text-properties fo:font-weight="normal" officeooo:rsid="0087b4df" style:font-weight-asian="normal" style:font-weight-complex="normal"/>
    </style:style>
    <style:style style:name="T28" style:family="text">
      <style:text-properties fo:font-weight="normal" officeooo:rsid="0087f79d" style:font-weight-asian="normal" style:font-weight-complex="normal"/>
    </style:style>
    <style:style style:name="T29" style:family="text">
      <style:text-properties fo:font-weight="normal" officeooo:rsid="008afd34" style:font-weight-asian="normal" style:font-weight-complex="normal"/>
    </style:style>
    <style:style style:name="T30" style:family="text">
      <style:text-properties fo:font-weight="normal" officeooo:rsid="008b888e" style:font-weight-asian="normal" style:font-weight-complex="normal"/>
    </style:style>
    <style:style style:name="T31" style:family="text">
      <style:text-properties fo:font-weight="normal" officeooo:rsid="008ef4ff" style:font-weight-asian="normal" style:font-weight-complex="normal"/>
    </style:style>
    <style:style style:name="T32" style:family="text">
      <style:text-properties fo:font-weight="normal" officeooo:rsid="00919792" style:font-weight-asian="normal" style:font-weight-complex="normal"/>
    </style:style>
    <style:style style:name="T33" style:family="text">
      <style:text-properties fo:font-weight="normal" officeooo:rsid="00932242" style:font-weight-asian="normal" style:font-weight-complex="normal"/>
    </style:style>
    <style:style style:name="T34" style:family="text">
      <style:text-properties fo:font-weight="normal" officeooo:rsid="00952e71" style:font-weight-asian="normal" style:font-weight-complex="normal"/>
    </style:style>
    <style:style style:name="T35" style:family="text">
      <style:text-properties fo:font-weight="normal" officeooo:rsid="00971168" style:font-weight-asian="normal" style:font-weight-complex="normal"/>
    </style:style>
    <style:style style:name="T36" style:family="text">
      <style:text-properties fo:font-weight="normal" officeooo:rsid="009841af" style:font-weight-asian="normal" style:font-weight-complex="normal"/>
    </style:style>
    <style:style style:name="T37" style:family="text">
      <style:text-properties fo:font-weight="normal" officeooo:rsid="0099d9b3" style:font-weight-asian="normal" style:font-weight-complex="normal"/>
    </style:style>
    <style:style style:name="T38" style:family="text">
      <style:text-properties fo:font-weight="normal" officeooo:rsid="009db202" style:font-weight-asian="normal" style:font-weight-complex="normal"/>
    </style:style>
    <style:style style:name="T39" style:family="text">
      <style:text-properties fo:font-weight="normal" officeooo:rsid="009e03e4" style:font-weight-asian="normal" style:font-weight-complex="normal"/>
    </style:style>
    <style:style style:name="T40" style:family="text">
      <style:text-properties fo:font-weight="normal" officeooo:rsid="009f3d34" style:font-weight-asian="normal" style:font-weight-complex="normal"/>
    </style:style>
    <style:style style:name="T41" style:family="text">
      <style:text-properties fo:font-weight="normal" officeooo:rsid="001d98cd" style:font-weight-asian="normal" style:font-weight-complex="normal"/>
    </style:style>
    <style:style style:name="T42" style:family="text">
      <style:text-properties fo:font-weight="normal" officeooo:rsid="002999cd" style:font-weight-asian="normal" style:font-weight-complex="normal"/>
    </style:style>
    <style:style style:name="T43" style:family="text">
      <style:text-properties fo:font-weight="normal" officeooo:rsid="00b34703" style:font-weight-asian="normal" style:font-weight-complex="normal"/>
    </style:style>
    <style:style style:name="T44" style:family="text">
      <style:text-properties fo:font-weight="normal" officeooo:rsid="00b41242" style:font-weight-asian="normal" style:font-weight-complex="normal"/>
    </style:style>
    <style:style style:name="T45" style:family="text">
      <style:text-properties fo:font-weight="normal" officeooo:rsid="00300b3c" style:font-weight-asian="normal" style:font-weight-complex="normal"/>
    </style:style>
    <style:style style:name="T46" style:family="text">
      <style:text-properties fo:font-weight="normal" officeooo:rsid="003e58a3" style:font-weight-asian="normal" style:font-weight-complex="normal"/>
    </style:style>
    <style:style style:name="T47" style:family="text">
      <style:text-properties fo:font-weight="normal" officeooo:rsid="003f2c1e" style:font-weight-asian="normal" style:font-weight-complex="normal"/>
    </style:style>
    <style:style style:name="T48" style:family="text">
      <style:text-properties fo:font-weight="normal" officeooo:rsid="01083c73" style:font-weight-asian="normal" style:font-weight-complex="normal"/>
    </style:style>
    <style:style style:name="T49" style:family="text">
      <style:text-properties fo:font-weight="normal" officeooo:rsid="0108adf5" style:font-weight-asian="normal" style:font-weight-complex="normal"/>
    </style:style>
    <style:style style:name="T50" style:family="text">
      <style:text-properties fo:font-weight="normal" officeooo:rsid="010a04bc" style:font-weight-asian="normal" style:font-weight-complex="normal"/>
    </style:style>
    <style:style style:name="T51" style:family="text">
      <style:text-properties fo:font-weight="normal" officeooo:rsid="010b7594" style:font-weight-asian="normal" style:font-weight-complex="normal"/>
    </style:style>
    <style:style style:name="T52" style:family="text">
      <style:text-properties fo:font-weight="normal" officeooo:rsid="015fc2d2" style:font-weight-asian="normal" style:font-weight-complex="normal"/>
    </style:style>
    <style:style style:name="T53" style:family="text">
      <style:text-properties officeooo:rsid="001eed0f"/>
    </style:style>
    <style:style style:name="T54" style:family="text">
      <style:text-properties officeooo:rsid="001f4635"/>
    </style:style>
    <style:style style:name="T55" style:family="text">
      <style:text-properties officeooo:rsid="00210b7d"/>
    </style:style>
    <style:style style:name="T56" style:family="text">
      <style:text-properties fo:font-style="italic" style:font-style-asian="italic" style:font-style-complex="italic"/>
    </style:style>
    <style:style style:name="T57" style:family="text">
      <style:text-properties fo:font-style="italic" officeooo:rsid="00b6bc1e" style:font-style-asian="italic" style:font-style-complex="italic"/>
    </style:style>
    <style:style style:name="T58" style:family="text">
      <style:text-properties fo:font-style="italic" officeooo:rsid="00b91a8d" style:font-style-asian="italic" style:font-style-complex="italic"/>
    </style:style>
    <style:style style:name="T59" style:family="text">
      <style:text-properties fo:font-style="italic" officeooo:rsid="00ba403f" style:font-style-asian="italic" style:font-style-complex="italic"/>
    </style:style>
    <style:style style:name="T60" style:family="text">
      <style:text-properties fo:font-style="italic" officeooo:rsid="00d1d2c6" style:font-style-asian="italic" style:font-style-complex="italic"/>
    </style:style>
    <style:style style:name="T61" style:family="text">
      <style:text-properties fo:font-style="italic" officeooo:rsid="01531aa5" style:font-style-asian="italic" style:font-style-complex="italic"/>
    </style:style>
    <style:style style:name="T62" style:family="text">
      <style:text-properties fo:font-style="italic" officeooo:rsid="0164f2de" style:font-style-asian="italic" style:font-style-complex="italic"/>
    </style:style>
    <style:style style:name="T63" style:family="text">
      <style:text-properties fo:font-style="italic" fo:font-weight="normal" officeooo:rsid="0032fd1b" style:font-style-asian="italic" style:font-weight-asian="normal" style:font-style-complex="italic" style:font-weight-complex="normal"/>
    </style:style>
    <style:style style:name="T64" style:family="text">
      <style:text-properties fo:font-style="italic" fo:font-weight="normal" officeooo:rsid="01083c73" style:font-style-asian="italic" style:font-weight-asian="normal" style:font-style-complex="italic" style:font-weight-complex="normal"/>
    </style:style>
    <style:style style:name="T65" style:family="text">
      <style:text-properties fo:font-style="italic" style:text-underline-style="none" fo:font-weight="normal" officeooo:rsid="00e78b3a" style:font-style-asian="italic" style:font-weight-asian="normal" style:font-style-complex="italic" style:font-weight-complex="normal"/>
    </style:style>
    <style:style style:name="T66" style:family="text">
      <style:text-properties officeooo:rsid="002882be"/>
    </style:style>
    <style:style style:name="T67" style:family="text">
      <style:text-properties fo:font-style="normal" style:font-style-asian="normal" style:font-style-complex="normal"/>
    </style:style>
    <style:style style:name="T68" style:family="text">
      <style:text-properties fo:font-style="normal" officeooo:rsid="00b91a8d" style:font-style-asian="normal" style:font-style-complex="normal"/>
    </style:style>
    <style:style style:name="T69" style:family="text">
      <style:text-properties fo:font-style="normal" officeooo:rsid="00b6bc1e" style:font-style-asian="normal" style:font-style-complex="normal"/>
    </style:style>
    <style:style style:name="T70" style:family="text">
      <style:text-properties fo:font-style="normal" officeooo:rsid="00ba403f" style:font-style-asian="normal" style:font-style-complex="normal"/>
    </style:style>
    <style:style style:name="T71" style:family="text">
      <style:text-properties fo:font-style="normal" officeooo:rsid="00bfb89f" style:font-style-asian="normal" style:font-style-complex="normal"/>
    </style:style>
    <style:style style:name="T72" style:family="text">
      <style:text-properties fo:font-style="normal" officeooo:rsid="00c2afed" style:font-style-asian="normal" style:font-style-complex="normal"/>
    </style:style>
    <style:style style:name="T73" style:family="text">
      <style:text-properties fo:font-style="normal" officeooo:rsid="00c415cc" style:font-style-asian="normal" style:font-style-complex="normal"/>
    </style:style>
    <style:style style:name="T74" style:family="text">
      <style:text-properties fo:font-style="normal" officeooo:rsid="00c41db1" style:font-style-asian="normal" style:font-style-complex="normal"/>
    </style:style>
    <style:style style:name="T75" style:family="text">
      <style:text-properties fo:font-style="normal" officeooo:rsid="00c611a1" style:font-style-asian="normal" style:font-style-complex="normal"/>
    </style:style>
    <style:style style:name="T76" style:family="text">
      <style:text-properties fo:font-style="normal" officeooo:rsid="00c67d88" style:font-style-asian="normal" style:font-style-complex="normal"/>
    </style:style>
    <style:style style:name="T77" style:family="text">
      <style:text-properties fo:font-style="normal" officeooo:rsid="00c69dc9" style:font-style-asian="normal" style:font-style-complex="normal"/>
    </style:style>
    <style:style style:name="T78" style:family="text">
      <style:text-properties fo:font-style="normal" officeooo:rsid="00c7ed7a" style:font-style-asian="normal" style:font-style-complex="normal"/>
    </style:style>
    <style:style style:name="T79" style:family="text">
      <style:text-properties fo:font-style="normal" officeooo:rsid="00d90af5" style:font-style-asian="normal" style:font-style-complex="normal"/>
    </style:style>
    <style:style style:name="T80" style:family="text">
      <style:text-properties fo:font-style="normal" officeooo:rsid="00df3b18" style:font-style-asian="normal" style:font-style-complex="normal"/>
    </style:style>
    <style:style style:name="T81" style:family="text">
      <style:text-properties fo:font-style="normal" officeooo:rsid="00e10b93" style:font-style-asian="normal" style:font-style-complex="normal"/>
    </style:style>
    <style:style style:name="T82" style:family="text">
      <style:text-properties fo:font-style="normal" officeooo:rsid="00e14ff4" style:font-style-asian="normal" style:font-style-complex="normal"/>
    </style:style>
    <style:style style:name="T83" style:family="text">
      <style:text-properties fo:font-style="normal" officeooo:rsid="00e349fc" style:font-style-asian="normal" style:font-style-complex="normal"/>
    </style:style>
    <style:style style:name="T84" style:family="text">
      <style:text-properties fo:font-style="normal" officeooo:rsid="0105789e" style:font-style-asian="normal" style:font-style-complex="normal"/>
    </style:style>
    <style:style style:name="T85" style:family="text">
      <style:text-properties fo:font-style="normal" officeooo:rsid="011c7b8e" style:font-style-asian="normal" style:font-style-complex="normal"/>
    </style:style>
    <style:style style:name="T86" style:family="text">
      <style:text-properties fo:font-style="normal" officeooo:rsid="011dadfb" style:font-style-asian="normal" style:font-style-complex="normal"/>
    </style:style>
    <style:style style:name="T87" style:family="text">
      <style:text-properties fo:font-style="normal" officeooo:rsid="011f3f1c" style:font-style-asian="normal" style:font-style-complex="normal"/>
    </style:style>
    <style:style style:name="T88" style:family="text">
      <style:text-properties fo:font-style="normal" officeooo:rsid="0121a16d" style:font-style-asian="normal" style:font-style-complex="normal"/>
    </style:style>
    <style:style style:name="T89" style:family="text">
      <style:text-properties fo:font-style="normal" officeooo:rsid="0123f560" style:font-style-asian="normal" style:font-style-complex="normal"/>
    </style:style>
    <style:style style:name="T90" style:family="text">
      <style:text-properties fo:font-style="normal" officeooo:rsid="0124b6fa" style:font-style-asian="normal" style:font-style-complex="normal"/>
    </style:style>
    <style:style style:name="T91" style:family="text">
      <style:text-properties fo:font-style="normal" officeooo:rsid="0124f957" style:font-style-asian="normal" style:font-style-complex="normal"/>
    </style:style>
    <style:style style:name="T92" style:family="text">
      <style:text-properties fo:font-style="normal" officeooo:rsid="01287476" style:font-style-asian="normal" style:font-style-complex="normal"/>
    </style:style>
    <style:style style:name="T93" style:family="text">
      <style:text-properties fo:font-style="normal" officeooo:rsid="012a2626" style:font-style-asian="normal" style:font-style-complex="normal"/>
    </style:style>
    <style:style style:name="T94" style:family="text">
      <style:text-properties fo:font-style="normal" officeooo:rsid="0118b3d0" style:font-style-asian="normal" style:font-style-complex="normal"/>
    </style:style>
    <style:style style:name="T95" style:family="text">
      <style:text-properties fo:font-style="normal" officeooo:rsid="012b75dd" style:font-style-asian="normal" style:font-style-complex="normal"/>
    </style:style>
    <style:style style:name="T96" style:family="text">
      <style:text-properties fo:font-style="normal" officeooo:rsid="012d86b7" style:font-style-asian="normal" style:font-style-complex="normal"/>
    </style:style>
    <style:style style:name="T97" style:family="text">
      <style:text-properties fo:font-style="normal" officeooo:rsid="012e7d06" style:font-style-asian="normal" style:font-style-complex="normal"/>
    </style:style>
    <style:style style:name="T98" style:family="text">
      <style:text-properties fo:font-style="normal" officeooo:rsid="0130466b" style:font-style-asian="normal" style:font-style-complex="normal"/>
    </style:style>
    <style:style style:name="T99" style:family="text">
      <style:text-properties fo:font-style="normal" officeooo:rsid="01304bf1" style:font-style-asian="normal" style:font-style-complex="normal"/>
    </style:style>
    <style:style style:name="T100" style:family="text">
      <style:text-properties fo:font-style="normal" officeooo:rsid="01313dbf" style:font-style-asian="normal" style:font-style-complex="normal"/>
    </style:style>
    <style:style style:name="T101" style:family="text">
      <style:text-properties fo:font-style="normal" officeooo:rsid="0134827f" style:font-style-asian="normal" style:font-style-complex="normal"/>
    </style:style>
    <style:style style:name="T102" style:family="text">
      <style:text-properties fo:font-style="normal" officeooo:rsid="0134e59d" style:font-style-asian="normal" style:font-style-complex="normal"/>
    </style:style>
    <style:style style:name="T103" style:family="text">
      <style:text-properties fo:font-style="normal" officeooo:rsid="01358b67" style:font-style-asian="normal" style:font-style-complex="normal"/>
    </style:style>
    <style:style style:name="T104" style:family="text">
      <style:text-properties fo:font-style="normal" officeooo:rsid="013e37a9" style:font-style-asian="normal" style:font-style-complex="normal"/>
    </style:style>
    <style:style style:name="T105" style:family="text">
      <style:text-properties fo:font-style="normal" officeooo:rsid="013ff98e" style:font-style-asian="normal" style:font-style-complex="normal"/>
    </style:style>
    <style:style style:name="T106" style:family="text">
      <style:text-properties fo:font-style="normal" officeooo:rsid="0140d8ac" style:font-style-asian="normal" style:font-style-complex="normal"/>
    </style:style>
    <style:style style:name="T107" style:family="text">
      <style:text-properties fo:font-style="normal" officeooo:rsid="0149550e" style:font-style-asian="normal" style:font-style-complex="normal"/>
    </style:style>
    <style:style style:name="T108" style:family="text">
      <style:text-properties fo:font-style="normal" officeooo:rsid="014958e9" style:font-style-asian="normal" style:font-style-complex="normal"/>
    </style:style>
    <style:style style:name="T109" style:family="text">
      <style:text-properties fo:font-style="normal" officeooo:rsid="01531aa5" style:font-style-asian="normal" style:font-style-complex="normal"/>
    </style:style>
    <style:style style:name="T110" style:family="text">
      <style:text-properties fo:font-style="normal" officeooo:rsid="0154d403" style:font-style-asian="normal" style:font-style-complex="normal"/>
    </style:style>
    <style:style style:name="T111" style:family="text">
      <style:text-properties fo:font-style="normal" officeooo:rsid="015e50c8" style:font-style-asian="normal" style:font-style-complex="normal"/>
    </style:style>
    <style:style style:name="T112" style:family="text">
      <style:text-properties fo:font-style="normal" officeooo:rsid="0178883c"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5e77c8" style:font-style-asian="normal" style:font-weight-asian="normal" style:font-style-complex="normal" style:font-weight-complex="normal"/>
    </style:style>
    <style:style style:name="T115" style:family="text">
      <style:text-properties fo:font-style="normal" fo:font-weight="normal" officeooo:rsid="005feebe" style:font-style-asian="normal" style:font-weight-asian="normal" style:font-style-complex="normal" style:font-weight-complex="normal"/>
    </style:style>
    <style:style style:name="T116" style:family="text">
      <style:text-properties fo:font-style="normal" fo:font-weight="normal" officeooo:rsid="006ebcbb" style:font-style-asian="normal" style:font-weight-asian="normal" style:font-style-complex="normal" style:font-weight-complex="normal"/>
    </style:style>
    <style:style style:name="T117" style:family="text">
      <style:text-properties fo:font-style="normal" fo:font-weight="normal" officeooo:rsid="0032fd1b" style:font-style-asian="normal" style:font-weight-asian="normal" style:font-style-complex="normal" style:font-weight-complex="normal"/>
    </style:style>
    <style:style style:name="T118" style:family="text">
      <style:text-properties fo:font-style="normal" fo:font-weight="normal" officeooo:rsid="0034dbe1" style:font-style-asian="normal" style:font-weight-asian="normal" style:font-style-complex="normal" style:font-weight-complex="normal"/>
    </style:style>
    <style:style style:name="T119" style:family="text">
      <style:text-properties fo:font-style="normal" fo:font-weight="normal" officeooo:rsid="003bd43e" style:font-style-asian="normal" style:font-weight-asian="normal" style:font-style-complex="normal" style:font-weight-complex="normal"/>
    </style:style>
    <style:style style:name="T120" style:family="text">
      <style:text-properties fo:font-style="normal" fo:font-weight="normal" officeooo:rsid="004355f1" style:font-style-asian="normal" style:font-weight-asian="normal" style:font-style-complex="normal" style:font-weight-complex="normal"/>
    </style:style>
    <style:style style:name="T121" style:family="text">
      <style:text-properties fo:font-style="normal" fo:font-weight="normal" officeooo:rsid="0036cc53" style:font-style-asian="normal" style:font-weight-asian="normal" style:font-style-complex="normal" style:font-weight-complex="normal"/>
    </style:style>
    <style:style style:name="T122" style:family="text">
      <style:text-properties fo:font-style="normal" fo:font-weight="normal" officeooo:rsid="003a05d0" style:font-style-asian="normal" style:font-weight-asian="normal" style:font-style-complex="normal" style:font-weight-complex="normal"/>
    </style:style>
    <style:style style:name="T123" style:family="text">
      <style:text-properties fo:font-style="normal" fo:font-weight="normal" officeooo:rsid="0043fe50" style:font-style-asian="normal" style:font-weight-asian="normal" style:font-style-complex="normal" style:font-weight-complex="normal"/>
    </style:style>
    <style:style style:name="T124" style:family="text">
      <style:text-properties fo:font-style="normal" fo:font-weight="normal" officeooo:rsid="003c1b05" style:font-style-asian="normal" style:font-weight-asian="normal" style:font-style-complex="normal" style:font-weight-complex="normal"/>
    </style:style>
    <style:style style:name="T125" style:family="text">
      <style:text-properties fo:font-style="normal" fo:font-weight="normal" officeooo:rsid="0044b2f1" style:font-style-asian="normal" style:font-weight-asian="normal" style:font-style-complex="normal" style:font-weight-complex="normal"/>
    </style:style>
    <style:style style:name="T126" style:family="text">
      <style:text-properties fo:font-style="normal" fo:font-weight="normal" officeooo:rsid="0047c76e" style:font-style-asian="normal" style:font-weight-asian="normal" style:font-style-complex="normal" style:font-weight-complex="normal"/>
    </style:style>
    <style:style style:name="T127" style:family="text">
      <style:text-properties fo:font-style="normal" fo:font-weight="normal" officeooo:rsid="00462f9a" style:font-style-asian="normal" style:font-weight-asian="normal" style:font-style-complex="normal" style:font-weight-complex="normal"/>
    </style:style>
    <style:style style:name="T128" style:family="text">
      <style:text-properties fo:font-style="normal" fo:font-weight="normal" officeooo:rsid="003d9ca5" style:font-style-asian="normal" style:font-weight-asian="normal" style:font-style-complex="normal" style:font-weight-complex="normal"/>
    </style:style>
    <style:style style:name="T129" style:family="text">
      <style:text-properties fo:font-style="normal" fo:font-weight="normal" officeooo:rsid="010a04bc" style:font-style-asian="normal" style:font-weight-asian="normal" style:font-style-complex="normal" style:font-weight-complex="normal"/>
    </style:style>
    <style:style style:name="T130" style:family="text">
      <style:text-properties fo:font-style="normal" fo:font-weight="normal" officeooo:rsid="010b7594" style:font-style-asian="normal" style:font-weight-asian="normal" style:font-style-complex="normal" style:font-weight-complex="normal"/>
    </style:style>
    <style:style style:name="T131" style:family="text">
      <style:text-properties fo:font-style="normal" fo:font-weight="bold" officeooo:rsid="005e77c8" style:font-style-asian="normal" style:font-weight-asian="bold" style:font-style-complex="normal" style:font-weight-complex="bold"/>
    </style:style>
    <style:style style:name="T132" style:family="text">
      <style:text-properties fo:font-style="normal" fo:font-weight="bold" officeooo:rsid="003c1b05" style:font-style-asian="normal" style:font-weight-asian="bold" style:font-style-complex="normal" style:font-weight-complex="bold"/>
    </style:style>
    <style:style style:name="T133" style:family="text">
      <style:text-properties fo:font-style="normal" fo:font-weight="bold" officeooo:rsid="0178883c" style:font-style-asian="normal" style:font-weight-asian="bold" style:font-style-complex="normal" style:font-weight-complex="bold"/>
    </style:style>
    <style:style style:name="T134" style:family="text">
      <style:text-properties fo:font-style="normal" style:text-underline-style="none" fo:font-weight="normal" style:font-style-asian="normal" style:font-weight-asian="normal" style:font-style-complex="normal" style:font-weight-complex="normal"/>
    </style:style>
    <style:style style:name="T135" style:family="text">
      <style:text-properties fo:font-style="normal" style:text-underline-style="none" fo:font-weight="normal" officeooo:rsid="00e78b3a" style:font-style-asian="normal" style:font-weight-asian="normal" style:font-style-complex="normal" style:font-weight-complex="normal"/>
    </style:style>
    <style:style style:name="T136" style:family="text">
      <style:text-properties fo:font-style="normal" style:text-underline-style="none" fo:font-weight="normal" officeooo:rsid="00e9644a" style:font-style-asian="normal" style:font-weight-asian="normal" style:font-style-complex="normal" style:font-weight-complex="normal"/>
    </style:style>
    <style:style style:name="T137" style:family="text">
      <style:text-properties fo:font-style="normal" style:text-underline-style="none" fo:font-weight="normal" officeooo:rsid="00ec3739" style:font-style-asian="normal" style:font-weight-asian="normal" style:font-style-complex="normal" style:font-weight-complex="normal"/>
    </style:style>
    <style:style style:name="T138" style:family="text">
      <style:text-properties fo:font-style="normal" style:text-underline-style="none" fo:font-weight="normal" officeooo:rsid="00eab84c" style:font-style-asian="normal" style:font-weight-asian="normal" style:font-style-complex="normal" style:font-weight-complex="normal"/>
    </style:style>
    <style:style style:name="T139" style:family="text">
      <style:text-properties fo:font-style="normal" style:text-underline-style="none" fo:font-weight="normal" officeooo:rsid="00f08a6a" style:font-style-asian="normal" style:font-weight-asian="normal" style:font-style-complex="normal" style:font-weight-complex="normal"/>
    </style:style>
    <style:style style:name="T140" style:family="text">
      <style:text-properties fo:font-style="normal" style:text-underline-style="none" fo:font-weight="normal" officeooo:rsid="00f138f3" style:font-style-asian="normal" style:font-weight-asian="normal" style:font-style-complex="normal" style:font-weight-complex="normal"/>
    </style:style>
    <style:style style:name="T141" style:family="text">
      <style:text-properties fo:font-style="normal" style:text-underline-style="none" fo:font-weight="normal" officeooo:rsid="00f640c9" style:font-style-asian="normal" style:font-weight-asian="normal" style:font-style-complex="normal" style:font-weight-complex="normal"/>
    </style:style>
    <style:style style:name="T142" style:family="text">
      <style:text-properties fo:font-style="normal" style:text-underline-style="none" fo:font-weight="normal" officeooo:rsid="00f69cda" style:font-style-asian="normal" style:font-weight-asian="normal" style:font-style-complex="normal" style:font-weight-complex="normal"/>
    </style:style>
    <style:style style:name="T143" style:family="text">
      <style:text-properties fo:font-style="normal" style:text-underline-style="none" fo:font-weight="normal" officeooo:rsid="00f9d741" style:font-style-asian="normal" style:font-weight-asian="normal" style:font-style-complex="normal" style:font-weight-complex="normal"/>
    </style:style>
    <style:style style:name="T144" style:family="text">
      <style:text-properties fo:font-style="normal" style:text-underline-style="none" fo:font-weight="normal" officeooo:rsid="00fb1c87" style:font-style-asian="normal" style:font-weight-asian="normal" style:font-style-complex="normal" style:font-weight-complex="normal"/>
    </style:style>
    <style:style style:name="T145" style:family="text">
      <style:text-properties fo:font-style="normal" style:text-underline-style="none" fo:font-weight="normal" officeooo:rsid="00ff8555" style:font-style-asian="normal" style:font-weight-asian="normal" style:font-style-complex="normal" style:font-weight-complex="normal"/>
    </style:style>
    <style:style style:name="T146" style:family="text">
      <style:text-properties fo:font-style="normal" style:text-underline-style="none" fo:font-weight="normal" officeooo:rsid="0100b49e" style:font-style-asian="normal" style:font-weight-asian="normal" style:font-style-complex="normal" style:font-weight-complex="normal"/>
    </style:style>
    <style:style style:name="T147" style:family="text">
      <style:text-properties fo:font-style="normal" style:text-underline-style="none" fo:font-weight="normal" officeooo:rsid="01016279" style:font-style-asian="normal" style:font-weight-asian="normal" style:font-style-complex="normal" style:font-weight-complex="normal"/>
    </style:style>
    <style:style style:name="T148" style:family="text">
      <style:text-properties fo:font-style="normal" style:text-underline-style="none" fo:font-weight="bold" style:font-style-asian="normal" style:font-weight-asian="bold" style:font-style-complex="normal" style:font-weight-complex="bold"/>
    </style:style>
    <style:style style:name="T149" style:family="text">
      <style:text-properties fo:font-style="normal" style:text-underline-style="none" fo:font-weight="bold" officeooo:rsid="01432bca" style:font-style-asian="normal" style:font-weight-asian="bold" style:font-style-complex="normal" style:font-weight-complex="bold"/>
    </style:style>
    <style:style style:name="T150" style:family="text">
      <style:text-properties officeooo:rsid="003847c9"/>
    </style:style>
    <style:style style:name="T151" style:family="text">
      <style:text-properties officeooo:rsid="004b5799"/>
    </style:style>
    <style:style style:name="T152" style:family="text">
      <style:text-properties officeooo:rsid="004d088c"/>
    </style:style>
    <style:style style:name="T153" style:family="text">
      <style:text-properties officeooo:rsid="0059b74b"/>
    </style:style>
    <style:style style:name="T154" style:family="text">
      <style:text-properties officeooo:rsid="005ba474"/>
    </style:style>
    <style:style style:name="T155" style:family="text">
      <style:text-properties fo:font-weight="bold" officeooo:rsid="007f2a4f" style:font-weight-asian="bold" style:font-weight-complex="bold"/>
    </style:style>
    <style:style style:name="T156" style:family="text">
      <style:text-properties fo:font-weight="bold" officeooo:rsid="008447c4" style:font-weight-asian="bold" style:font-weight-complex="bold"/>
    </style:style>
    <style:style style:name="T157" style:family="text">
      <style:text-properties fo:font-weight="bold" officeooo:rsid="00879768" style:font-weight-asian="bold" style:font-weight-complex="bold"/>
    </style:style>
    <style:style style:name="T158" style:family="text">
      <style:text-properties fo:font-weight="bold" officeooo:rsid="008d00d0" style:font-weight-asian="bold" style:font-weight-complex="bold"/>
    </style:style>
    <style:style style:name="T159" style:family="text">
      <style:text-properties fo:font-weight="bold" officeooo:rsid="00919792" style:font-weight-asian="bold" style:font-weight-complex="bold"/>
    </style:style>
    <style:style style:name="T160" style:family="text">
      <style:text-properties fo:font-weight="bold" officeooo:rsid="00932242" style:font-weight-asian="bold" style:font-weight-complex="bold"/>
    </style:style>
    <style:style style:name="T161" style:family="text">
      <style:text-properties fo:font-weight="bold" officeooo:rsid="0093cd8f" style:font-weight-asian="bold" style:font-weight-complex="bold"/>
    </style:style>
    <style:style style:name="T162" style:family="text">
      <style:text-properties fo:font-weight="bold" officeooo:rsid="00300b3c" style:font-weight-asian="bold" style:font-weight-complex="bold"/>
    </style:style>
    <style:style style:name="T163" style:family="text">
      <style:text-properties fo:font-weight="bold" officeooo:rsid="017c5d81" style:font-weight-asian="bold" style:font-weight-complex="bold"/>
    </style:style>
    <style:style style:name="T164" style:family="text">
      <style:text-properties fo:font-weight="bold" officeooo:rsid="018765ec" style:font-weight-asian="bold" style:font-weight-complex="bold"/>
    </style:style>
    <style:style style:name="T165" style:family="text">
      <style:text-properties fo:font-variant="normal" fo:text-transform="none" style:text-position="0% 100%" fo:font-style="normal" style:text-underline-style="none" fo:font-weight="normal"/>
    </style:style>
    <style:style style:name="T166" style:family="text">
      <style:text-properties officeooo:rsid="00b3455c"/>
    </style:style>
    <style:style style:name="T167" style:family="text">
      <style:text-properties officeooo:rsid="00b6bc1e"/>
    </style:style>
    <style:style style:name="T168" style:family="text">
      <style:text-properties officeooo:rsid="00c9aa6d"/>
    </style:style>
    <style:style style:name="T169" style:family="text">
      <style:text-properties style:text-underline-style="none"/>
    </style:style>
    <style:style style:name="T170" style:family="text">
      <style:text-properties style:text-underline-style="none" officeooo:rsid="00d9ebc9"/>
    </style:style>
    <style:style style:name="T171" style:family="text">
      <style:text-properties style:text-underline-style="none" officeooo:rsid="00d1d2c6"/>
    </style:style>
    <style:style style:name="T172" style:family="text">
      <style:text-properties style:text-underline-style="none" officeooo:rsid="00dbbc16"/>
    </style:style>
    <style:style style:name="T173" style:family="text">
      <style:text-properties style:text-underline-style="none" officeooo:rsid="00f40aa6"/>
    </style:style>
    <style:style style:name="T174" style:family="text">
      <style:text-properties style:text-underline-style="none" fo:font-weight="bold" officeooo:rsid="0007fd2f" style:font-weight-asian="bold" style:font-weight-complex="bold"/>
    </style:style>
    <style:style style:name="T175" style:family="text">
      <style:text-properties style:text-underline-style="none" fo:font-weight="bold" officeooo:rsid="01432bca" style:font-weight-asian="bold" style:font-weight-complex="bold"/>
    </style:style>
    <style:style style:name="T176" style:family="text">
      <style:text-properties style:text-underline-style="none" fo:font-weight="bold" officeooo:rsid="0144f239" style:font-weight-asian="bold" style:font-weight-complex="bold"/>
    </style:style>
    <style:style style:name="T177" style:family="text">
      <style:text-properties style:text-underline-style="none" officeooo:rsid="01586c62"/>
    </style:style>
    <style:style style:name="T178" style:family="text">
      <style:text-properties officeooo:rsid="0007fd2f"/>
    </style:style>
    <style:style style:name="T179" style:family="text">
      <style:text-properties officeooo:rsid="00e78b3a"/>
    </style:style>
    <style:style style:name="T180" style:family="text">
      <style:text-properties officeooo:rsid="00ef475e"/>
    </style:style>
    <style:style style:name="T181" style:family="text">
      <style:text-properties officeooo:rsid="01083c73"/>
    </style:style>
    <style:style style:name="T182" style:family="text">
      <style:text-properties style:font-name="Courier" fo:font-style="italic" fo:font-weight="normal" officeooo:rsid="010b7594" style:font-style-asian="italic" style:font-weight-asian="normal" style:font-style-complex="italic" style:font-weight-complex="normal"/>
    </style:style>
    <style:style style:name="T183" style:family="text">
      <style:text-properties style:font-name="Courier" fo:font-style="italic" fo:font-weight="normal" officeooo:rsid="010a04bc" style:font-style-asian="italic" style:font-weight-asian="normal" style:font-style-complex="italic" style:font-weight-complex="normal"/>
    </style:style>
    <style:style style:name="T184" style:family="text">
      <style:text-properties style:font-name="Courier" fo:font-style="normal" fo:font-weight="normal" officeooo:rsid="010a04bc" style:font-style-asian="normal" style:font-weight-asian="normal" style:font-style-complex="normal" style:font-weight-complex="normal"/>
    </style:style>
    <style:style style:name="T185" style:family="text">
      <style:text-properties style:font-name="Liberation Serif" fo:font-style="italic" fo:font-weight="normal" officeooo:rsid="010b7594" style:font-style-asian="italic" style:font-weight-asian="normal" style:font-style-complex="italic" style:font-weight-complex="normal"/>
    </style:style>
    <style:style style:name="T186" style:family="text">
      <style:text-properties style:font-name="Liberation Serif" fo:font-style="italic" fo:font-weight="normal" officeooo:rsid="0111467f" style:font-style-asian="italic" style:font-weight-asian="normal" style:font-style-complex="italic" style:font-weight-complex="normal"/>
    </style:style>
    <style:style style:name="T187" style:family="text">
      <style:text-properties style:font-name="Liberation Serif" fo:font-style="italic" fo:font-weight="normal" officeooo:rsid="001d98cd" style:font-style-asian="italic" style:font-weight-asian="normal" style:font-style-complex="italic" style:font-weight-complex="normal"/>
    </style:style>
    <style:style style:name="T188" style:family="text">
      <style:text-properties style:font-name="Liberation Serif" fo:font-style="normal" fo:font-weight="normal" officeooo:rsid="010b7594" style:font-style-asian="normal" style:font-weight-asian="normal" style:font-style-complex="normal" style:font-weight-complex="normal"/>
    </style:style>
    <style:style style:name="T189" style:family="text">
      <style:text-properties style:font-name="Liberation Serif" fo:font-style="normal" fo:font-weight="normal" officeooo:rsid="010e64cd" style:font-style-asian="normal" style:font-weight-asian="normal" style:font-style-complex="normal" style:font-weight-complex="normal"/>
    </style:style>
    <style:style style:name="T190" style:family="text">
      <style:text-properties style:font-name="Liberation Serif" fo:font-style="normal" fo:font-weight="normal" officeooo:rsid="010f9866" style:font-style-asian="normal" style:font-weight-asian="normal" style:font-style-complex="normal" style:font-weight-complex="normal"/>
    </style:style>
    <style:style style:name="T191" style:family="text">
      <style:text-properties style:font-name="Liberation Serif" fo:font-style="normal" fo:font-weight="normal" officeooo:rsid="0111467f" style:font-style-asian="normal" style:font-weight-asian="normal" style:font-style-complex="normal" style:font-weight-complex="normal"/>
    </style:style>
    <style:style style:name="T192" style:family="text">
      <style:text-properties style:font-name="Liberation Serif" fo:font-style="normal" fo:font-weight="normal" officeooo:rsid="001d98cd" style:font-style-asian="normal" style:font-weight-asian="normal" style:font-style-complex="normal" style:font-weight-complex="normal"/>
    </style:style>
    <style:style style:name="T193" style:family="text">
      <style:text-properties style:font-name="Liberation Serif" fo:font-style="normal" fo:font-weight="normal" officeooo:rsid="0113386b" style:font-style-asian="normal" style:font-weight-asian="normal" style:font-style-complex="normal" style:font-weight-complex="normal"/>
    </style:style>
    <style:style style:name="T194" style:family="text">
      <style:text-properties style:font-name="Liberation Serif" fo:font-style="normal" fo:font-weight="normal" officeooo:rsid="0114e4a2" style:font-style-asian="normal" style:font-weight-asian="normal" style:font-style-complex="normal" style:font-weight-complex="normal"/>
    </style:style>
    <style:style style:name="T195" style:family="text">
      <style:text-properties style:font-name="Liberation Serif" fo:font-style="normal" fo:font-weight="normal" officeooo:rsid="016d23d0" style:font-style-asian="normal" style:font-weight-asian="normal" style:font-style-complex="normal" style:font-weight-complex="normal"/>
    </style:style>
    <style:style style:name="T196" style:family="text">
      <style:text-properties style:font-name="Liberation Serif" fo:font-style="normal" fo:font-weight="normal" officeooo:rsid="016f1f17" style:font-style-asian="normal" style:font-weight-asian="normal" style:font-style-complex="normal" style:font-weight-complex="normal"/>
    </style:style>
    <style:style style:name="T197" style:family="text">
      <style:text-properties officeooo:rsid="011c7b8e"/>
    </style:style>
    <style:style style:name="T198" style:family="text">
      <style:text-properties officeooo:rsid="0135d6c3"/>
    </style:style>
    <style:style style:name="T199" style:family="text">
      <style:text-properties officeooo:rsid="014c212f"/>
    </style:style>
    <style:style style:name="T200" style:family="text">
      <style:text-properties officeooo:rsid="01531aa5"/>
    </style:style>
    <style:style style:name="T201" style:family="text">
      <style:text-properties style:text-underline-style="solid" style:text-underline-width="auto" style:text-underline-color="font-color" officeooo:rsid="014c212f"/>
    </style:style>
    <style:style style:name="T202" style:family="text">
      <style:text-properties officeooo:rsid="01567952"/>
    </style:style>
    <style:style style:name="T203" style:family="text">
      <style:text-properties officeooo:rsid="015831b0"/>
    </style:style>
    <style:style style:name="T204" style:family="text">
      <style:text-properties officeooo:rsid="015a1344"/>
    </style:style>
    <style:style style:name="T205" style:family="text">
      <style:text-properties officeooo:rsid="016439d2"/>
    </style:style>
    <style:style style:name="T206" style:family="text">
      <style:text-properties officeooo:rsid="0164f2de"/>
    </style:style>
    <style:style style:name="T207" style:family="text">
      <style:text-properties officeooo:rsid="0169fed0"/>
    </style:style>
    <style:style style:name="T208" style:family="text">
      <style:text-properties officeooo:rsid="0178883c"/>
    </style:style>
    <style:style style:name="T209" style:family="text">
      <style:text-properties officeooo:rsid="017ad6c3"/>
    </style:style>
    <style:style style:name="T210" style:family="text">
      <style:text-properties officeooo:rsid="017c5d81"/>
    </style:style>
    <style:style style:name="T211" style:family="text">
      <style:text-properties officeooo:rsid="01826103"/>
    </style:style>
    <style:style style:name="T212" style:family="text">
      <style:text-properties officeooo:rsid="018765e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IONS: Analysis <text:span text:style-name="T54">Suite</text:span> for Transposable Element <text:span text:style-name="T53">Initiated</text:span> Transcription from RNAseq</text:p>
      <text:p text:style-name="P18"/>
      <text:p text:style-name="P20">LIONS: <text:span text:style-name="T1">TK</text:span></text:p>
      <text:p text:style-name="P1"/>
      <text:p text:style-name="P2">Abstract ( <text:span text:style-name="T151">98 words)</text:span></text:p>
      <text:p text:style-name="P2"/>
      <text:p text:style-name="P8">Transposable Elements <text:span text:style-name="T2">(TEs)</text:span> <text:span text:style-name="T3">are repetitive sequences making up</text:span> [44%] of the human genome <text:span text:style-name="T55">and may contribute to the evolution of novel transcriptional circuitry. Specific and biologically meaningful interpretation of TE-initiated transcripts has been marred by computational and methodological deficiencies. The software suite LIONS (www.github.com/ababaian/LIONS) analyzes paired-end RNAseq data for significant TE-contributions to a transcriptome. TE-initiated transcripts are enriched for Long Terminal Repeats relative to other TE classes. The LIONS suite serves as as a platform for TE RNAseq analysis and can be applied to a broad set of data sets such as development, stress treatments, aging and cancer.</text:span></text:p>
      <text:p text:style-name="P8"/>
      <text:p text:style-name="P5">List of Abbreviations</text:p>
      <text:p text:style-name="P5"/>
      <text:p text:style-name="P13">CAGE: Cap Analysis Gene Expression</text:p>
      <text:p text:style-name="P14">ERV: Endogenous Retrovirus</text:p>
      <text:p text:style-name="P13">LTR: Long Terminal Repeat</text:p>
      <text:p text:style-name="P10">TE: <text:span text:style-name="T66">Transposable Elements</text:span></text:p>
      <text:p text:style-name="P13">TSS: Transcription Start Site</text:p>
      <text:p text:style-name="P14"><text:s/></text:p>
      <text:p text:style-name="P61">Background</text:p>
      <text:p text:style-name="P65"><text:span text:style-name="T41">A major fraction of the human genome is composed of transposable elements (TEs)</text:span><text:span text:style-name="T42"> which </text:span><text:span text:style-name="T44">along with sequences encoding transposition machinery</text:span><text:span text:style-name="T42"> contain promoters, enhancers and other cis-regulatory sequences. Initially these regulatory sequences function towards TE activity, although over time they can be exapted into host gene regulation. </text:span><text:reference-mark-start text:name="ZOTERO_ITEM CSL_CITATION {&quot;citationID&quot;:&quot;opbm971r1&quot;,&quot;properties&quot;:{&quot;formattedCitation&quot;:&quot;{\\rtf (1\\uc0\\u8211{}3)}&quot;,&quot;plainCitation&quot;:&quot;(1–3)&quot;},&quot;citationItems&quot;:[{&quot;id&quot;:1,&quot;uris&quot;:[&quot;http://zotero.org/users/607191/items/MW2GA27Z&quot;],&quot;uri&quot;:[&quot;http://zotero.org/users/607191/items/MW2GA27Z&quot;],&quot;itemData&quot;:{&quot;id&quot;:1,&quot;type&quot;:&quot;article-journal&quot;,&quot;title&quot;:&quot;Transposable elements: an abundant and natural source of regulatory sequences for host genes&quot;,&quot;container-title&quot;:&quot;Annual Review of Genetics&quot;,&quot;page&quot;:&quot;21-42&quot;,&quot;volume&quot;:&quot;46&quot;,&quot;source&quot;:&quot;NCBI 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PMID&quot;:&quot;22905872&quot;}},{&quot;id&quot;:14,&quot;uris&quot;:[&quot;http://zotero.org/users/607191/items/34AQT6SC&quot;],&quot;uri&quot;:[&quot;http://zotero.org/users/607191/items/34AQT6SC&quot;],&quot;itemData&quot;:{&quot;id&quot;:14,&quot;type&quot;:&quot;article-journal&quot;,&quot;title&quot;:&quot;C-GATE - catalogue of genes affected by transposable elements&quot;,&quot;container-title&quot;:&quot;Mobile DNA&quot;,&quot;page&quot;:&quot;9&quot;,&quot;volume&quot;:&quot;3&quot;,&quot;issue&quot;:&quot;1&quot;,&quot;source&quot;:&quot;NCBI PubMed&quot;,&quot;abstract&quot;:&quot;BACKGROUND: Functional regulatory sequences are present in many transposable element (TE) copies, resulting in TEs being frequently exapted by host genes. Today, many examples of TEs impacting host gene expression can be found in the literature and we believe a new catalogue of such exaptations would be useful for the field.\nFINDINGS: We have established the catalogue of genes affected by transposable elements (C-GATE), which can be found at https://sites.google.com/site/tecatalog/. To date, it holds 221 cases of biologically verified TE exaptations and more than 10,000 in silico TE-gene partnerships. C-GATE is interactive and allows users to include missed or new TE exaptation data. C-GATE provides a graphic representation of the entire library, which may be used for future statistical analysis of TE impact on host gene expression.\nCONCLUSIONS: We hope C-GATE will be valuable for the TE community but also for others who have realized the role that TEs may have in their research.&quot;,&quot;DOI&quot;:&quot;10.1186/1759-8753-3-9&quot;,&quot;ISSN&quot;:&quot;1759-8753&quot;,&quot;note&quot;:&quot;PMID: 22621612 \nPMCID: PMC3472293&quot;,&quot;journalAbbreviation&quot;:&quot;Mob DNA&quot;,&quot;language&quot;:&quot;eng&quot;,&quot;author&quot;:[{&quot;family&quot;:&quot;Rebollo&quot;,&quot;given&quot;:&quot;Rita&quot;},{&quot;family&quot;:&quot;Farivar&quot;,&quot;given&quot;:&quot;Sharareh&quot;},{&quot;family&quot;:&quot;Mager&quot;,&quot;given&quot;:&quot;Dixie L.&quot;}],&quot;issued&quot;:{&quot;date-parts&quot;:[[&quot;2012&quot;]]},&quot;PMID&quot;:&quot;22621612&quot;,&quot;PMCID&quot;:&quot;PMC3472293&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schema&quot;:&quot;https://github.com/citation-style-language/schema/raw/master/csl-citation.json&quot;} RND6oZkscbHyT"/><text:span text:style-name="T165">(1–3)</text:span><text:reference-mark-end text:name="ZOTERO_ITEM CSL_CITATION {&quot;citationID&quot;:&quot;opbm971r1&quot;,&quot;properties&quot;:{&quot;formattedCitation&quot;:&quot;{\\rtf (1\\uc0\\u8211{}3)}&quot;,&quot;plainCitation&quot;:&quot;(1–3)&quot;},&quot;citationItems&quot;:[{&quot;id&quot;:1,&quot;uris&quot;:[&quot;http://zotero.org/users/607191/items/MW2GA27Z&quot;],&quot;uri&quot;:[&quot;http://zotero.org/users/607191/items/MW2GA27Z&quot;],&quot;itemData&quot;:{&quot;id&quot;:1,&quot;type&quot;:&quot;article-journal&quot;,&quot;title&quot;:&quot;Transposable elements: an abundant and natural source of regulatory sequences for host genes&quot;,&quot;container-title&quot;:&quot;Annual Review of Genetics&quot;,&quot;page&quot;:&quot;21-42&quot;,&quot;volume&quot;:&quot;46&quot;,&quot;source&quot;:&quot;NCBI 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PMID&quot;:&quot;22905872&quot;}},{&quot;id&quot;:14,&quot;uris&quot;:[&quot;http://zotero.org/users/607191/items/34AQT6SC&quot;],&quot;uri&quot;:[&quot;http://zotero.org/users/607191/items/34AQT6SC&quot;],&quot;itemData&quot;:{&quot;id&quot;:14,&quot;type&quot;:&quot;article-journal&quot;,&quot;title&quot;:&quot;C-GATE - catalogue of genes affected by transposable elements&quot;,&quot;container-title&quot;:&quot;Mobile DNA&quot;,&quot;page&quot;:&quot;9&quot;,&quot;volume&quot;:&quot;3&quot;,&quot;issue&quot;:&quot;1&quot;,&quot;source&quot;:&quot;NCBI PubMed&quot;,&quot;abstract&quot;:&quot;BACKGROUND: Functional regulatory sequences are present in many transposable element (TE) copies, resulting in TEs being frequently exapted by host genes. Today, many examples of TEs impacting host gene expression can be found in the literature and we believe a new catalogue of such exaptations would be useful for the field.\nFINDINGS: We have established the catalogue of genes affected by transposable elements (C-GATE), which can be found at https://sites.google.com/site/tecatalog/. To date, it holds 221 cases of biologically verified TE exaptations and more than 10,000 in silico TE-gene partnerships. C-GATE is interactive and allows users to include missed or new TE exaptation data. C-GATE provides a graphic representation of the entire library, which may be used for future statistical analysis of TE impact on host gene expression.\nCONCLUSIONS: We hope C-GATE will be valuable for the TE community but also for others who have realized the role that TEs may have in their research.&quot;,&quot;DOI&quot;:&quot;10.1186/1759-8753-3-9&quot;,&quot;ISSN&quot;:&quot;1759-8753&quot;,&quot;note&quot;:&quot;PMID: 22621612 \nPMCID: PMC3472293&quot;,&quot;journalAbbreviation&quot;:&quot;Mob DNA&quot;,&quot;language&quot;:&quot;eng&quot;,&quot;author&quot;:[{&quot;family&quot;:&quot;Rebollo&quot;,&quot;given&quot;:&quot;Rita&quot;},{&quot;family&quot;:&quot;Farivar&quot;,&quot;given&quot;:&quot;Sharareh&quot;},{&quot;family&quot;:&quot;Mager&quot;,&quot;given&quot;:&quot;Dixie L.&quot;}],&quot;issued&quot;:{&quot;date-parts&quot;:[[&quot;2012&quot;]]},&quot;PMID&quot;:&quot;22621612&quot;,&quot;PMCID&quot;:&quot;PMC3472293&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schema&quot;:&quot;https://github.com/citation-style-language/schema/raw/master/csl-citation.json&quot;} RND6oZkscbHyT"/><text:span text:style-name="T42"> </text:span><text:span text:style-name="T44">Even a</text:span><text:span text:style-name="T43">s mutations hamstring a TEs capability to mobilize, the intrinsic </text:span><text:span text:style-name="T44">promoter in the elements may remain functional, such as the long terminal repeats (LTRs) flanking endogenous retroviruses (ERV) or the 5' sense and anti-sense promoters of LINE-1 elements. Thus </text:span><text:span text:style-name="T42">TEs can be viewed as a reservoir </text:span><text:span text:style-name="T44">of </text:span><text:span text:style-name="T42">regulatory sequences from which genetic </text:span><text:span text:style-name="T44">innovation</text:span><text:span text:style-name="T42"> may arise.</text:span></text:p>
      <text:p text:style-name="P62"><text:span text:style-name="T166">The percentage of transcripts initiated within repetitive DNA is substantial, ranging from {10-30%} depending on the tissue. </text:span><text:reference-mark-start text:name="ZOTERO_ITEM CSL_CITATION {&quot;citationID&quot;:&quot;19k51o8v4t&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ooBmG6m0q0"/><text:span text:style-name="T166">(4)</text:span><text:reference-mark-end text:name="ZOTERO_ITEM CSL_CITATION {&quot;citationID&quot;:&quot;19k51o8v4t&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ooBmG6m0q0"/><text:span text:style-name="T166"> These TE-initiated transcripts are enriched for long non-coding RNAs (lncRNA). </text:span><text:reference-mark-start text:name="ZOTERO_ITEM CSL_CITATION {&quot;citationID&quot;:&quot;21s7afgbd&quot;,&quot;properties&quot;:{&quot;formattedCitation&quot;:&quot;(5,6)&quot;,&quot;plainCitation&quot;:&quot;(5,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LgTLpBtYz4"/><text:span text:style-name="T166">(5,6)</text:span><text:reference-mark-end text:name="ZOTERO_ITEM CSL_CITATION {&quot;citationID&quot;:&quot;21s7afgbd&quot;,&quot;properties&quot;:{&quot;formattedCitation&quot;:&quot;(5,6)&quot;,&quot;plainCitation&quot;:&quot;(5,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LgTLpBtYz4"/><text:span text:style-name="T166"> In human embryonic stem cells (hESCs), ERV transcription in particular is a marker of pluripotency. </text:span><text:reference-mark-start text:name="ZOTERO_ITEM CSL_CITATION {&quot;citationID&quot;:&quot;2idop3b25j&quot;,&quot;properties&quot;:{&quot;formattedCitation&quot;:&quot;(7)&quot;,&quot;plainCitation&quot;:&quot;(7)&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ZtDqdsXm3U"/>(7)<text:reference-mark-end text:name="ZOTERO_ITEM CSL_CITATION {&quot;citationID&quot;:&quot;2idop3b25j&quot;,&quot;properties&quot;:{&quot;formattedCitation&quot;:&quot;(7)&quot;,&quot;plainCitation&quot;:&quot;(7)&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ZtDqdsXm3U"/><text:span text:style-name="T167"> There is also growing evidence that ERV-initiated transcripts are functionally involved in the evolution of the human stem cell transcriptome. </text:span><text:reference-mark-start text:name="ZOTERO_ITEM CSL_CITATION {&quot;citationID&quot;:&quot;1omskgoemi&quot;,&quot;properties&quot;:{&quot;formattedCitation&quot;:&quot;(8,9)&quot;,&quot;plainCitation&quot;:&quot;(8,9)&quot;},&quot;citationItems&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PMID&quot;:&quot;25317556&quot;}}],&quot;schema&quot;:&quot;https://github.com/citation-style-language/schema/raw/master/csl-citation.json&quot;} RNDjPmE2ykGz6"/>(8,9)<text:reference-mark-end text:name="ZOTERO_ITEM CSL_CITATION {&quot;citationID&quot;:&quot;1omskgoemi&quot;,&quot;properties&quot;:{&quot;formattedCitation&quot;:&quot;(8,9)&quot;,&quot;plainCitation&quot;:&quot;(8,9)&quot;},&quot;citationItems&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PMID&quot;:&quot;25317556&quot;}}],&quot;schema&quot;:&quot;https://github.com/citation-style-language/schema/raw/master/csl-citation.json&quot;} RNDjPmE2ykGz6"/></text:p>
      <text:p text:style-name="P63"><text:span text:style-name="T167">TE-initiated transcripts in the vicinity of protein coding genes may gain function as alternative tissue-specific promoters like the placental-specific transcription of human </text:span><text:span text:style-name="T57">IL2RB</text:span><text:span text:style-name="T69"> by a THE1D LTR element. </text:span><text:reference-mark-start text:name="ZOTERO_ITEM CSL_CITATION {&quot;citationID&quot;:&quot;pfsj7em2b&quot;,&quot;properties&quot;:{&quot;formattedCitation&quot;:&quot;(10)&quot;,&quot;plainCitation&quot;:&quot;(10)&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PMID&quot;:&quot;21865161&quot;}}],&quot;schema&quot;:&quot;https://github.com/citation-style-language/schema/raw/master/csl-citation.json&quot;} RNDFgXv1xa33H"/><text:span text:style-name="T69">(10)</text:span><text:reference-mark-end text:name="ZOTERO_ITEM CSL_CITATION {&quot;citationID&quot;:&quot;pfsj7em2b&quot;,&quot;properties&quot;:{&quot;formattedCitation&quot;:&quot;(10)&quot;,&quot;plainCitation&quot;:&quot;(10)&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PMID&quot;:&quot;21865161&quot;}}],&quot;schema&quot;:&quot;https://github.com/citation-style-language/schema/raw/master/csl-citation.json&quot;} RNDFgXv1xa33H"/><text:span text:style-name="T69"> More interestingly, </text:span><text:span text:style-name="T68">over</text:span><text:span text:style-name="T69"> </text:span><text:span text:style-name="T71">course of cancer</text:span><text:span text:style-name="T69"> evolution these dormant </text:span><text:span text:style-name="T68">TE</text:span><text:span text:style-name="T69"> promoters </text:span><text:span text:style-name="T71">can</text:span><text:span text:style-name="T69"> be exploited </text:span><text:span text:style-name="T68">to express a protooncogene. Such onco-expatation has been identified for the expression of </text:span><text:span text:style-name="T58">CSF1R </text:span><text:reference-mark-start text:name="ZOTERO_ITEM CSL_CITATION {&quot;citationID&quot;:&quot;k9476vjk0&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9R0IIZ4YVy"/>(11)<text:reference-mark-end text:name="ZOTERO_ITEM CSL_CITATION {&quot;citationID&quot;:&quot;k9476vjk0&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9R0IIZ4YVy"/><text:span text:style-name="T68"> and </text:span><text:span text:style-name="T58">IRF5 </text:span><text:span text:style-name="T70">[Babaian et al., </text:span><text:span text:style-name="T59">in press]</text:span><text:span text:style-name="T68"> in </text:span><text:span text:style-name="T71">Hodgkins</text:span><text:span text:style-name="T68"> Lymphoma </text:span><text:span text:style-name="T70">and</text:span><text:span text:style-name="T68"> </text:span><text:span text:style-name="T59">FABP7</text:span><text:span text:style-name="T70"> </text:span><text:reference-mark-start text:name="ZOTERO_ITEM CSL_CITATION {&quot;citationID&quot;:&quot;jd4oogso6&quot;,&quot;properties&quot;:{&quot;formattedCitation&quot;:&quot;(12)&quot;,&quot;plainCitation&quot;:&quot;(12)&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locator&quot;:&quot;7&quot;}],&quot;schema&quot;:&quot;https://github.com/citation-style-language/schema/raw/master/csl-citation.json&quot;} RND59ZqMjxBTK"/><text:span text:style-name="T70">(12)</text:span><text:reference-mark-end text:name="ZOTERO_ITEM CSL_CITATION {&quot;citationID&quot;:&quot;jd4oogso6&quot;,&quot;properties&quot;:{&quot;formattedCitation&quot;:&quot;(12)&quot;,&quot;plainCitation&quot;:&quot;(12)&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locator&quot;:&quot;7&quot;}],&quot;schema&quot;:&quot;https://github.com/citation-style-language/schema/raw/master/csl-citation.json&quot;} RND59ZqMjxBTK"/><text:span text:style-name="T70"> in Diffuse Large B-cell Lymphoma. </text:span></text:p>
      <text:p text:style-name="P64"><text:span text:style-name="T72">Altogether </text:span><text:span text:style-name="T73">TEs can be viewed as an evolutionary accelerant and therefore there is a significant interest in understanding the extent to which TEs contribute to a cell's transcriptome. </text:span><text:span text:style-name="T74">5' CAGE provides the clearest measure of TSS within TE but lacks information on what kind of transcript is produced. RNA-seq data </text:span><text:span text:style-name="T76">is very widely available from many-cell types and experimental conditions and</text:span><text:span text:style-name="T74"> provides information on transcript structure but requires</text:span><text:span text:style-name="T76"> </text:span><text:span text:style-name="T74">specific analyses. </text:span><text:span text:style-name="T73">Previous bioinformatic analyses </text:span><text:span text:style-name="T74">of TE-initiated</text:span><text:span text:style-name="T73"> RNA-seq data </text:span><text:span text:style-name="T74">could</text:span><text:span text:style-name="T73"> screen for potential </text:span><text:span text:style-name="T74">candidate </text:span><text:span text:style-name="T75">TE-initiated</text:span><text:span text:style-name="T73"> transcripts</text:span><text:span text:style-name="T74"> but not distinguish which TEs initiate transcription from those which are </text:span><text:span text:style-name="T75">passively</text:span><text:span text:style-name="T74"> transcribed.</text:span><text:span text:style-name="T73"> </text:span><text:reference-mark-start text:name="ZOTERO_ITEM CSL_CITATION {&quot;citationID&quot;:&quot;2d8kb2aemq&quot;,&quot;properties&quot;:{&quot;formattedCitation&quot;:&quot;(13)&quot;,&quot;plainCitation&quot;:&quot;(13)&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schema&quot;:&quot;https://github.com/citation-style-language/schema/raw/master/csl-citation.json&quot;} RNDGFzZLrWado"/>(13)<text:reference-mark-end text:name="ZOTERO_ITEM CSL_CITATION {&quot;citationID&quot;:&quot;2d8kb2aemq&quot;,&quot;properties&quot;:{&quot;formattedCitation&quot;:&quot;(13)&quot;,&quot;plainCitation&quot;:&quot;(13)&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schema&quot;:&quot;https://github.com/citation-style-language/schema/raw/master/csl-citation.json&quot;} RNDGFzZLrWado"/><text:span text:style-name="T74"> </text:span></text:p>
      <text:p text:style-name="P64"><text:span text:style-name="T77">We were thus motivated to accurately</text:span><text:span text:style-name="T76"> measure the contribution of TEs to a transcriptome using RNAseq. </text:span><text:span text:style-name="T77">Such a tool could </text:span><text:span text:style-name="T78">then be </text:span><text:span text:style-name="T79">quickly </text:span><text:span text:style-name="T78">applied to </text:span><text:span text:style-name="T80">many</text:span><text:span text:style-name="T78"> RNAseq libraries. </text:span><text:span text:style-name="T80">With a defined set of TE-initiated transcripts in a library, commonalities and differences between sets of data (biological </text:span><text:span text:style-name="T81">replicates</text:span><text:span text:style-name="T80">) can be determined.</text:span><text:span text:style-name="T78"> </text:span><text:span text:style-name="T80">Together these analyses </text:span><text:span text:style-name="T82">have been packaged </text:span><text:span text:style-name="T83">to give rise to the</text:span><text:span text:style-name="T82"> LIONS </text:span><text:span text:style-name="T83">suite</text:span><text:span text:style-name="T82"> </text:span><text:span text:style-name="T84">(Figure 1).</text:span></text:p>
      <text:p text:style-name="P60"><text:span text:style-name="T67">East Lion:</text:span><text:span text:style-name="T178"> Detecting Transposable Element Initiated Transcripts from RNAseq</text:span></text:p>
      <text:p text:style-name="P17"/>
      <text:p text:style-name="P44">Initialization, Alignment and Assembly</text:p>
      <text:p text:style-name="P44"/>
      <text:p text:style-name="P16">For an accurate measurement of TE intiated transcripts starting from whole transcriptome sequencing data the <text:span text:style-name="T56">East Lion</text:span> was developed <text:span text:style-name="T181">(Figure 1A)</text:span>. The central principal <text:span text:style-name="T181">in detecting transcription start sites <text:s/>within TEs is that a local analysis is performed to search for patterns of sequencing reads consistent with transcriptional initiation.</text:span></text:p>
      <text:p text:style-name="P16"/>
      <text:p text:style-name="P53"><text:span text:style-name="T48">The primary </text:span><text:span text:style-name="T64">LIONS</text:span><text:span text:style-name="T48"> input is a set of paired-end RNA sequencing data either in fastq or bam (which is then converted to fastq) format. The datasets can be biologically or technically grouped for later comparisons or individual libraries ran. Additionally <text:s/>a reference genome (hg19), a RepeatMasker</text:span><text:reference-mark-start text:name="ZOTERO_ITEM CSL_CITATION {&quot;citationID&quot;:&quot;t1uru9pqr&quot;,&quot;properties&quot;:{&quot;formattedCitation&quot;:&quot;(14)&quot;,&quot;plainCitation&quot;:&quot;(14)&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kXYWGkGec6"/><text:span text:style-name="T48">(14)</text:span><text:reference-mark-end text:name="ZOTERO_ITEM CSL_CITATION {&quot;citationID&quot;:&quot;t1uru9pqr&quot;,&quot;properties&quot;:{&quot;formattedCitation&quot;:&quot;(14)&quot;,&quot;plainCitation&quot;:&quot;(14)&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kXYWGkGec6"/><text:span text:style-name="T48"> analysis of that genome (hg19 – 2009-04-24), and a set of reference protein-coding genes (UCSC Genes, 2013-06-14) is required. </text:span></text:p>
      <text:p text:style-name="P53"/>
      <text:p text:style-name="P52"><text:span text:style-name="T48">A workspace for the project </text:span><text:span text:style-name="T49">is initialized </text:span><text:span text:style-name="T50">on the system and </text:span><text:span text:style-name="T51">an alignment is ran with the splice-aware aligner tophat2</text:span><text:reference-mark-start text:name="ZOTERO_ITEM CSL_CITATION {&quot;citationID&quot;:&quot;j5hi5ej0o&quot;,&quot;properties&quot;:{&quot;formattedCitation&quot;:&quot;(15)&quot;,&quot;plainCitation&quot;:&quot;(15)&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J26yQYIQim"/><text:span text:style-name="T51">(15)</text:span><text:reference-mark-end text:name="ZOTERO_ITEM CSL_CITATION {&quot;citationID&quot;:&quot;j5hi5ej0o&quot;,&quot;properties&quot;:{&quot;formattedCitation&quot;:&quot;(15)&quot;,&quot;plainCitation&quot;:&quot;(15)&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J26yQYIQim"/><text:span text:style-name="T51"> </text:span><text:span text:style-name="T130">(v.2.0.13)</text:span><text:span text:style-name="T129"> </text:span><text:span text:style-name="T130">such that secondary alignments for multi-mapping reads are kept;</text:span><text:span text:style-name="T129"> </text:span><text:span text:style-name="T182">tophat2</text:span><text:span text:style-name="T184"> </text:span><text:span text:style-name="T182">--report-secondary-alignments.</text:span><text:span text:style-name="T185"> </text:span><text:span text:style-name="T188">On systems which support </text:span><text:span text:style-name="T182">qsub </text:span><text:span text:style-name="T188">parallelization </text:span><text:span text:style-name="T189">and multi</text:span><text:span text:style-name="T193">ple CPU cores</text:span><text:span text:style-name="T188">, each library is aligned in parallel </text:span><text:span text:style-name="T189">with multiple threading </text:span><text:span text:style-name="T190">allowing for rapid analysis of large datasets.</text:span></text:p>
      <text:p text:style-name="P52"/>
      <text:p text:style-name="P51"><text:span text:style-name="T190">F</text:span><text:span text:style-name="T191">ollowing alignment </text:span><text:span text:style-name="T186">ab initio</text:span><text:span text:style-name="T191"> transcriptome assembly is performed on each library using repeat-optimized parameters of Cufflinks</text:span><text:reference-mark-start text:name="ZOTERO_ITEM CSL_CITATION {&quot;citationID&quot;:&quot;1e04hqltch&quot;,&quot;properties&quot;:{&quot;formattedCitation&quot;:&quot;(16)&quot;,&quot;plainCitation&quot;:&quot;(16)&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wclDqHjhXw"/><text:span text:style-name="T191">(16)</text:span><text:reference-mark-end text:name="ZOTERO_ITEM CSL_CITATION {&quot;citationID&quot;:&quot;1e04hqltch&quot;,&quot;properties&quot;:{&quot;formattedCitation&quot;:&quot;(16)&quot;,&quot;plainCitation&quot;:&quot;(16)&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wclDqHjhXw"/><text:span text:style-name="T191"> (v 2.2.1); </text:span><text:span text:style-name="T182">cufflinks</text:span><text:span text:style-name="T184"> </text:span><text:span text:style-name="T183">--min-frags-per-transfrag 10 --max-multiread-fraction 0.99 --trim-3-avgcov-thresh 5 –trim-3-dropoff-</text:span><text:span text:style-name="T182">frac=0.1 --overlap-radius 50</text:span><text:span text:style-name="T187">. </text:span><text:span text:style-name="T195">The use of an assembly substantially reduced false-positive TE-initiation calls relative to using a reference transcriptome since only transcript isoforms which exist in the data are considered, </text:span><text:span text:style-name="T196">although it's possible to forego this step</text:span><text:span text:style-name="T195"> (data not shown). </text:span><text:span text:style-name="T192"><text:s/></text:span><text:span text:style-name="T194">The generated alignment and assembly is then processed to generate a bigwig coverage file for visualization and basic statistics for each exon and TE are calculated such as coverage and RPKM.</text:span></text:p>
      <text:p text:style-name="P51"/>
      <text:p text:style-name="P45">Chimeric <text:span text:style-name="T197">Fragment</text:span> Cluster Analysis</text:p>
      <text:p text:style-name="P45"/>
      <text:p text:style-name="P50"><text:span text:style-name="T94">To search the sequencing data for potential TE-exon interactions, </text:span><text:span text:style-name="T85">each </text:span><text:span text:style-name="T86">TE-exon pair for which a</text:span><text:span text:style-name="T85"> chimeric fragment </text:span><text:span text:style-name="T87">cluster </text:span><text:span text:style-name="T88">exists are considered</text:span><text:span text:style-name="T86">. </text:span><text:span text:style-name="T87">Briefly, a chimeric fragment cluster is a set of reads in which </text:span><text:span text:style-name="T89">one read maps to a </text:span><text:span text:style-name="T90">TE and it's pair maps to an exon from the assembly </text:span><text:span text:style-name="T91">(</text:span><text:span text:style-name="T85">Figure 2)</text:span><text:span text:style-name="T90">. </text:span><text:span text:style-name="T97">These TE-exon pairs form the basis </text:span><text:span text:style-name="T98">for classification into one of three </text:span><text:span text:style-name="T104">cases</text:span><text:span text:style-name="T98">; </text:span><text:span text:style-name="T99">TE -</text:span><text:span text:style-name="T98">initiation, -exonization or -termination </text:span><text:span text:style-name="T99">of the transcript.</text:span></text:p>
      <text:p text:style-name="P50"/>
      <text:p text:style-name="P49"><text:span text:style-name="T99">Classification requires the calculation of a series of values which are then </text:span><text:span text:style-name="T102">fed into</text:span><text:span text:style-name="T99"> a sorting algorithm. First, t</text:span><text:span text:style-name="T92">he</text:span><text:span text:style-name="T98"> relative position of the TE and exon </text:span><text:span text:style-name="T99">boundaries</text:span><text:span text:style-name="T98"> with respect to the direction of transcription </text:span><text:span text:style-name="T99">is </text:span><text:span text:style-name="T102">compared</text:span><text:span text:style-name="T93">. </text:span><text:span text:style-name="T99">Only intersection cases in which the TE could </text:span><text:span text:style-name="T101">initiate</text:span><text:span text:style-name="T99"> transcription are considered </text:span><text:span text:style-name="T92"><text:s/></text:span><text:span text:style-name="T93">(</text:span><text:span text:style-name="T95">Supplementary</text:span><text:span text:style-name="T93"> Figure 1</text:span><text:span text:style-name="T96">A</text:span><text:span text:style-name="T93">)</text:span><text:span text:style-name="T99">.</text:span><text:span text:style-name="T93"> </text:span><text:span text:style-name="T98">A thread ratio is then </text:span><text:span text:style-name="T99">calculated, the ratio of read pairs in which one read maps outside of a TE in either the downstream or upsteram direction. </text:span><text:span text:style-name="T100">A high thread ratio distinguishes TE-initiation events from TE-exonizations, that is to say, if a TE initiates transcription then there should exist a strong bias </text:span><text:span text:style-name="T103">towards</text:span><text:span text:style-name="T100"> the </text:span><text:span text:style-name="T103">number of reads-pairs downstream of the element (Supplmentary Figure 1B).</text:span></text:p>
      <text:p text:style-name="P49"><text:soft-page-break/></text:p>
      <text:p text:style-name="P34">For <text:span text:style-name="T198">the</text:span> <text:span text:style-name="T198">detection of</text:span> TE-<text:span text:style-name="T198">initiated</text:span> transcripts of biological significance further restrictions <text:span text:style-name="T200">are imposed</text:span>. <text:span text:style-name="T198">Single exon contigs were excluded from the analysis to reduce the false postive rate (retained introns, low abundance lincRNA). To quickly discard rare TE-initiated isoforms when an alternative isoform exists, TE contribution was estimated as the peak coverage within the TE divided by the peak coverage of it's interacting exon (Supplementary Figure 1C). Together these values form the basis on which TE-initiation, -exonization or -termination can be distinguished.</text:span></text:p>
      <text:p text:style-name="P34"/>
      <text:p text:style-name="P35"><text:span text:style-name="T104">Classification of TE-exon interactions is performed by the sorting algorithm (Supplementary Figure 2). The cut-offs and scheme of this algorithm was defined with extensive </text:span><text:span text:style-name="T105">manual</text:span><text:span text:style-name="T104"> inspection of</text:span><text:span text:style-name="T67"> the </text:span><text:span text:style-name="T104">training ENCODE</text:span><text:span text:style-name="T67"> sequencing data and comparison with supporting ChIP-seq and CAGE data </text:span><text:span text:style-name="T110">[</text:span><text:span text:style-name="T106">Figure 3</text:span><text:span text:style-name="T110">]</text:span><text:span text:style-name="T106">. </text:span></text:p>
      <text:p text:style-name="P35"/>
      <text:p text:style-name="P35"><text:span text:style-name="T107">TE-initiated transcripts can be further sub-classified by their intersection to a set of protein-coding genes into; chimeric transcripts, TE-initiated transcripts which transcribe </text:span><text:span text:style-name="T109">in the sense-orientation</text:span><text:span text:style-name="T107"> into a neighboring protein-coding gene; anti-sense TE-transcripts, non-coding TE-initiated transcripts which run anti-sense to a protein-coding gene; or long intergenic non-coding (linc) TE-transcripts which don't overlap a known protein-coding gene. </text:span><text:span text:style-name="T108">Of particular interest to cancer biology are chimeric transcripts which result in the overexpression of oncogenes, </text:span><text:span text:style-name="T109">such as those identified </text:span><text:span text:style-name="T111">in Hodgkins Lymphoma for</text:span><text:span text:style-name="T109"> </text:span><text:span text:style-name="T61">IRF5</text:span><text:span text:style-name="T109"> and </text:span><text:span text:style-name="T61">CSF1R</text:span><text:span text:style-name="T109">.</text:span></text:p>
      <text:p text:style-name="P34"/>
      <text:p text:style-name="P54">These analyses are independent for each RNAseq library and a standard .lion file is created. Sets of .lion files (that is sets of RNAseq libraries) are then grouped into <text:span text:style-name="T199">a .lion</text:span><text:span text:style-name="T201">s</text:span><text:span text:style-name="T199"> file for set-analysis.</text:span></text:p>
      <text:p text:style-name="P26"/>
      <text:p text:style-name="P36"><text:span text:style-name="T149">West</text:span><text:span text:style-name="T148"> Lion:</text:span><text:span text:style-name="T174"> </text:span><text:span text:style-name="T175">Comparison and Analysis of TE-</text:span><text:span text:style-name="T176">initiated</text:span><text:span text:style-name="T175"> Transcripts Set</text:span></text:p>
      <text:p text:style-name="P34"/>
      <text:p text:style-name="P46">Recurrent and Group-specific Transcription</text:p>
      <text:p text:style-name="P27">Grouping and comparing sets of TE-initiated transcripts is of central importance. TE-initiated transcripts are more variable then non-TE transcripts across biological replicates [Figure 4 – CAGE IDR] and therefore the signals from individual transcriptomes <text:span text:style-name="T205">may be</text:span> noisy. <text:span text:style-name="T205">The reasoning then is that grouping TE-initiated transcripts across biological replicates and asking which transcripts are recurrent will enrich for TE-initiated transcripts of consequence. In a similar line of reasoning, comparing one biological group against another can identify TE-initiated transcripts, or even classes of TEs which are more transcriptionally active in one group against another.</text:span></text:p>
      <text:p text:style-name="P27"/>
      <text:p text:style-name="P29">To detect <text:span text:style-name="T207">recurrent</text:span> TE-initiated <text:span text:style-name="T207">transcripts between libraries with different assemblies the TEs which initiate transcription recurrently are considered. The recurrence cut-off is the number or proportion of libraries within a biological group that a given TE initiating transcription is required to be present. In contrast, the specificity cut-off is the number or proportion of comparison (control) libraries the initiating TE is present in. Together, TEs which have greater then the recurrent cut-off and less then the specificity cut-off are considered recurrent and specific TE-initiated transcripts (Figure 1B).</text:span></text:p>
      <text:p text:style-name="P29"/>
      <text:p text:style-name="P28"><text:span text:style-name="T205">A clear case in which recurrent and biological-group specific TE-initiated transcripts is significant is in cancer biology. The onco-exaptation hypothesis [Babaian et al., </text:span><text:span text:style-name="T62">in press</text:span><text:span text:style-name="T206">] predicts that highly variable TE-initiated transcripts can be selected for during cancer evolution and therefore recurrent and cancer-specific transcripts are enriched for oncogenes.</text:span></text:p>
      <text:p text:style-name="P70"/>
      <text:p text:style-name="P30"/>
      <text:p text:style-name="P7"><text:soft-page-break/><text:span text:style-name="T168">Materials &amp; </text:span>Methods</text:p>
      <text:p text:style-name="P7"/>
      <text:p text:style-name="P39">Data Sets</text:p>
      <text:p text:style-name="P48"><text:span text:style-name="T142">ENCODE </text:span><text:span text:style-name="T143">training </text:span><text:span text:style-name="T141">RNAseq </text:span><text:span text:style-name="T142">fastq </text:span><text:span text:style-name="T143">files</text:span><text:span text:style-name="T142"> was downloaded</text:span><text:span text:style-name="T141"> from the UCSC ENCODE ftp site. </text:span><text:span text:style-name="T143">Hodgkins Lyphoma, primary B-cell and primary mediastinal Large B-cell lymphoma bam files were converted to fastq for re-analysis by LIONS. </text:span><text:span text:style-name="T144">Accession details can be found in Supplementary Table 1. </text:span><text:span text:style-name="T146">Whole cell poly-A+</text:span><text:span text:style-name="T144"> </text:span><text:span text:style-name="T145">CAGE </text:span><text:span text:style-name="T146">TSS</text:span><text:span text:style-name="T145"> hidden markov model</text:span><text:span text:style-name="T146"> predictions for K562, GM12878 and H1 were downloaded from the UCSC genome </text:span><text:span text:style-name="T147">browser</text:span><text:span text:style-name="T146">.</text:span></text:p>
      <text:p text:style-name="P38"/>
      <text:p text:style-name="P43">Evaluation of LIONS</text:p>
      <text:p text:style-name="P11"/>
      <text:p text:style-name="P15"><text:span text:style-name="T60">M</text:span><text:span text:style-name="T56">olecular Validation</text:span></text:p>
      <text:p text:style-name="P42"/>
      <text:p text:style-name="P6">Discussion</text:p>
      <text:p text:style-name="P12"/>
      <text:p text:style-name="P37">Further <text:span text:style-name="T180">Development of LIONS</text:span></text:p>
      <text:p text:style-name="P37"/>
      <text:p text:style-name="Standard"><text:span text:style-name="T135">The preceding principals of local RNA sequencing analysis to distinguish TEs in which transcription initiates from exonization or termination can also be seen as a specific-case of the </text:span><text:span text:style-name="T65">ab initio </text:span><text:span text:style-name="T135">RNA-seq assembly problem. Local calculations used in LIONS, namely read threading and upstream coverage could be generalized to the entire genome. Further refinement of these methods (such as inclusion of aligned-strand bias measures</text:span><text:reference-mark-start text:name="ZOTERO_ITEM CSL_CITATION {&quot;citationID&quot;:&quot;cphdf4mlp&quot;,&quot;properties&quot;:{&quot;formattedCitation&quot;:&quot;(17)&quot;,&quot;plainCitation&quot;:&quot;(17)&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PMID&quot;:&quot;19181841&quot;,&quot;PMCID&quot;:&quot;PMC2665784&quot;}}],&quot;schema&quot;:&quot;https://github.com/citation-style-language/schema/raw/master/csl-citation.json&quot;} RNDJ05Kun8wGI"/><text:span text:style-name="T135">(17)</text:span><text:reference-mark-end text:name="ZOTERO_ITEM CSL_CITATION {&quot;citationID&quot;:&quot;cphdf4mlp&quot;,&quot;properties&quot;:{&quot;formattedCitation&quot;:&quot;(17)&quot;,&quot;plainCitation&quot;:&quot;(17)&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PMID&quot;:&quot;19181841&quot;,&quot;PMCID&quot;:&quot;PMC2665784&quot;}}],&quot;schema&quot;:&quot;https://github.com/citation-style-language/schema/raw/master/csl-citation.json&quot;} RNDJ05Kun8wGI"/><text:span text:style-name="T135">), possibly based on a Hidden Markov Model </text:span><text:span text:style-name="T136">trained </text:span><text:span text:style-name="T135">to detect the molecular </text:span><text:span text:style-name="T136">signature</text:span><text:span text:style-name="T135"> of TSSs could be used </text:span><text:span text:style-name="T136">to improve the accuracy of transcript assembly.</text:span></text:p>
      <text:p text:style-name="Standard"/>
      <text:p text:style-name="Standard"><text:span text:style-name="T136">T</text:span><text:span text:style-name="T138">he </text:span><text:span text:style-name="T137">focus of the</text:span><text:span text:style-name="T138"> LIONS </text:span><text:span text:style-name="T137">suite on transcriptional initiation is the low-hanging fruit for TE-gene interactions. Additional analysis of the lions clusters may quickly yield TE sets which are incorporated into transcripts, such as TE-derived splice acceptors and donors in the newly classified characterized exitrons. </text:span><text:reference-mark-start text:name="ZOTERO_ITEM CSL_CITATION {&quot;citationID&quot;:&quot;nri4rf1oo&quot;,&quot;properties&quot;:{&quot;formattedCitation&quot;:&quot;(18)&quot;,&quot;plainCitation&quot;:&quot;(18)&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PMID&quot;:&quot;26149172&quot;}}],&quot;schema&quot;:&quot;https://github.com/citation-style-language/schema/raw/master/csl-citation.json&quot;} RND2LbR3fji8s"/><text:span text:style-name="T137">(18)</text:span><text:reference-mark-end text:name="ZOTERO_ITEM CSL_CITATION {&quot;citationID&quot;:&quot;nri4rf1oo&quot;,&quot;properties&quot;:{&quot;formattedCitation&quot;:&quot;(18)&quot;,&quot;plainCitation&quot;:&quot;(18)&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PMID&quot;:&quot;26149172&quot;}}],&quot;schema&quot;:&quot;https://github.com/citation-style-language/schema/raw/master/csl-citation.json&quot;} RND2LbR3fji8s"/><text:span text:style-name="T137"> Anecdotally, one of the largest difficulties in developing LIONS was distinguishing the true initiation events from exitron-like events which occurred with TE.</text:span></text:p>
      <text:p text:style-name="Standard"/>
      <text:p text:style-name="P47"><text:span text:style-name="T137">T</text:span><text:span text:style-name="T134">he source code for all LIONS components </text:span><text:span text:style-name="T139">are</text:span><text:span text:style-name="T134"> available at </text:span><text:a xlink:type="simple" xlink:href="http://www.github.com/ababaian/LIONS">www.github.com/ababaian/LIONS</text:a><text:span text:style-name="T134"> </text:span><text:span text:style-name="T139">and all analyses are based on a standard .lions output file. Standardization was performed to encourage users to share </text:span><text:span text:style-name="T140">down-stream </text:span><text:span text:style-name="T139">analysis scripts such that graphs and statistics of TEs </text:span><text:span text:style-name="T140">could be</text:span><text:span text:style-name="T139"> reproducible and </text:span><text:span text:style-name="T140">applied to different</text:span><text:span text:style-name="T139"> data-sets </text:span><text:span text:style-name="T140">quickly</text:span><text:span text:style-name="T139">.</text:span></text:p>
      <text:p text:style-name="P22"/>
      <text:p text:style-name="P40">Limitations of LIONS</text:p>
      <text:p text:style-name="P32"/>
      <text:p text:style-name="P24"><text:span text:style-name="T169">- </text:span><text:span text:style-name="T171">Bidirectionally active promoters with non-stranded RNAseq</text:span></text:p>
      <text:p text:style-name="P24"><text:span text:style-name="T171">* </text:span><text:span text:style-name="T173">Proportion of TEs which are bidirectional by CAGE</text:span></text:p>
      <text:p text:style-name="P31"><text:span text:style-name="T202">L</text:span>oci-<text:span text:style-name="T202">centric analysis as well as assembly</text:span> of RNAseq will have <text:span text:style-name="T202">inherent difficulty</text:span> in areas of high transcriptional complexity, such as strong bi-directional promoters <text:span text:style-name="T204">and</text:span> <text:span text:style-name="T203">TSSs within exons (repeat inside exon cases). Although if a library and assembly is strand-specific some of this ambiguity could be resolved. </text:span></text:p>
      <text:p text:style-name="P23"/>
      <text:p text:style-name="P21"><text:span text:style-name="T170">- </text:span><text:span text:style-name="T172">Cross-species comparisons </text:span><text:span text:style-name="T177">(?)</text:span></text:p>
      <text:p text:style-name="P41"/>
      <text:p text:style-name="P37">The LTR as a biomarker</text:p>
      <text:p text:style-name="P37"><text:soft-page-break/></text:p>
      <text:p text:style-name="P37">- <text:span text:style-name="T179">onco-expatation hypothesis</text:span></text:p>
      <text:p text:style-name="P59">References</text:p>
      <text:section text:style-name="Sect1" text:name="ZOTERO_BIBL {&quot;custom&quot;:[]} CSL_BIBLIOGRAPHY RNDv9OFP7W66I">
        <text:p text:style-name="Bibliography_20_1">1. <text:tab/>Rebollo R, Romanish MT, Mager DL. Transposable elements: an abundant and natural source of regulatory sequences for host genes. Annu Rev Genet. 2012;46:21–42.<text:line-break/> </text:p>
        <text:p text:style-name="Bibliography_20_1">2. <text:tab/>Rebollo R, Farivar S, Mager DL. C-GATE - catalogue of genes affected by transposable elements. Mob DNA. 2012;3(1):9.<text:line-break/> </text:p>
        <text:p text:style-name="Bibliography_20_1">3. <text:tab/>Feschotte C. Transposable elements and the evolution of regulatory networks. Nat Rev Genet. 2008 May;9(5):397–405.<text:line-break/> </text:p>
        <text:p text:style-name="Bibliography_20_1">4. <text:tab/>Faulkner GJ, Kimura Y, Daub CO, Wani S, Plessy C, Irvine KM, et al. The regulated retrotransposon transcriptome of mammalian cells. Nat Genet. 2009 May;41(5):563–71.<text:line-break/> </text:p>
        <text:p text:style-name="Bibliography_20_1">5. <text:tab/>Kelley D, Rinn J. Transposable elements reveal a stem cell-specific class of long noncoding RNAs. Genome Biol. 2012 Nov 26;13(11):R107.<text:line-break/> </text:p>
        <text:p text:style-name="Bibliography_20_1">6. <text:tab/>Kapusta A, Kronenberg Z, Lynch VJ, Zhuo X, Ramsay L, Bourque G, et al. Transposable Elements Are Major Contributors to the Origin, Diversification, and Regulation of Vertebrate Long Noncoding RNAs. PLoS Genet. 2013 Apr 25;9(4):e1003470.<text:line-break/> </text:p>
        <text:p text:style-name="Bibliography_20_1">7. <text:tab/>Macfarlan TS, Gifford WD, Driscoll S, Lettieri K, Rowe HM, Bonanomi D, et al. Embryonic stem cell potency fluctuates with endogenous retrovirus activity. Nature. 2012 Jul 5;487(7405):57–63.<text:line-break/> </text:p>
        <text:p text:style-name="Bibliography_20_1">8. <text:tab/>Lu X, Sachs F, Ramsay L, Jacques P-É, Göke J, Bourque G, et al. The retrovirus HERVH is a long noncoding RNA required for human embryonic stem cell identity. Nat Struct Mol Biol. 2014 Apr;21(4):423–5.<text:line-break/> </text:p>
        <text:p text:style-name="Bibliography_20_1">9. <text:tab/>Wang J, Xie G, Singh M, Ghanbarian AT, Raskó T, Szvetnik A, et al. Primate-specific endogenous retrovirus-driven transcription defines naive-like stem cells. Nature. 2014 Dec 18;516(7531):405–9.<text:line-break/> </text:p>
        <text:p text:style-name="Bibliography_20_1">10. <text:tab/>Cohen CJ, Rebollo R, Babovic S, Dai EL, Robinson WP, Mager DL. Placenta-specific Expression of the Interleukin-2 (IL-2) Receptor β Subunit from an Endogenous Retroviral Promoter. J Biol Chem. 2011 Oct 14;286(41):35543–52.<text:line-break/> </text:p>
        <text:p text:style-name="Bibliography_20_1">11. <text:tab/>Lamprecht B, Walter K, Kreher S, Kumar R, Hummel M, Lenze D, et al. Derepression of an endogenous long terminal repeat activates the CSF1R proto-oncogene in human lymphoma. Nat Med. 2010 May;16(5):571–9, 1p following 579.<text:line-break/><text:soft-page-break/> </text:p>
        <text:p text:style-name="Bibliography_20_1">12. <text:tab/>Lock FE, Rebollo R, Miceli-Royer K, Gagnier L, Kuah S, Babaian A, et al. Distinct isoform of FABP7 revealed by screening for retroelement-activated genes in diffuse large B-cell lymphoma. Proc Natl Acad Sci U S A. 2014 Aug 26;111(34):E3534–43.<text:line-break/> </text:p>
        <text:p text:style-name="Bibliography_20_1">13. <text:tab/>Karimi MM, Goyal P, Maksakova IA, Bilenky M, Leung D, Tang JX, et al. DNA methylation and SETDB1/H3K9me3 regulate predominantly distinct sets of genes, retroelements, and chimeric transcripts in mESCs. Cell Stem Cell. 2011 Jun 3;8(6):676–87.<text:line-break/> </text:p>
        <text:p text:style-name="Bibliography_20_1">14. <text:tab/>RepeatMasker Home Page [Internet]. [cited 2015 Jul 22]. Available from: http://www.repeatmasker.org/<text:line-break/></text:p>
        <text:p text:style-name="Bibliography_20_1">15. <text:tab/>Kim D, Pertea G, Trapnell C, Pimentel H, Kelley R, Salzberg SL. TopHat2: accurate alignment of transcriptomes in the presence of insertions, deletions and gene fusions. Genome Biol. 2013;14(4):R36.<text:line-break/> </text:p>
        <text:p text:style-name="Bibliography_20_1">16. <text:tab/>Trapnell C, Roberts A, Goff L, Pertea G, Kim D, Kelley DR, et al. Differential gene and transcript expression analysis of RNA-seq experiments with TopHat and Cufflinks. Nat Protoc. 2012 Mar;7(3):562–78.<text:line-break/> </text:p>
        <text:p text:style-name="Bibliography_20_1">17. <text:tab/>Hillier LW, Reinke V, Green P, Hirst M, Marra MA, Waterston RH. Massively parallel sequencing of the polyadenylated transcriptome of C. elegans. Genome Res. 2009 Apr;19(4):657–66.<text:line-break/> </text:p>
        <text:p text:style-name="Bibliography_20_1">18. <text:tab/>Staiger D, Simpson GG. Enter exitrons. Genome Biol. 2015 Jul 7;16(1):136.<text:line-break/> </text:p>
        <text:p text:style-name="Bibliography_20_1">19. <text:tab/>Trapnell C, Williams BA, Pertea G, Mortazavi A, Kwan G, van Baren MJ, et al. Transcript assembly and quantification by RNA-Seq reveals unannotated transcripts and isoform switching during cell differentiation. Nat Biotechnol. 2010 May;28(5):511–5.<text:line-break/> </text:p>
      </text:section>
      <text:p text:style-name="P56">Figure 1: <text:span text:style-name="T150">Schematic of the LIONS workflow</text:span></text:p>
      <text:p text:style-name="P9"/>
      <text:p text:style-name="Standard"><text:span text:style-name="T45">The workflow for LIONS is divided into two main components. </text:span><text:span text:style-name="T162">A)</text:span><text:span text:style-name="T45"> </text:span><text:span text:style-name="T46">'East Lion'</text:span><text:span text:style-name="T45"> </text:span><text:span text:style-name="T47">analyzes individual transcriptomes starting with i) a .bam file(s) of paired-end reads, a reference genome, a RepeatMasker annotation and a reference set of protein coding genes. The reads are aligned to the genome with the spliced read mapper </text:span><text:span text:style-name="T117">Tophat2 </text:span><text:reference-mark-start text:name="ZOTERO_ITEM CSL_CITATION {&quot;citationID&quot;:&quot;1hrivtctsi&quot;,&quot;properties&quot;:{&quot;formattedCitation&quot;:&quot;(15)&quot;,&quot;plainCitation&quot;:&quot;(15)&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qQdiByWOmv"/><text:span text:style-name="T117">(15)</text:span><text:reference-mark-end text:name="ZOTERO_ITEM CSL_CITATION {&quot;citationID&quot;:&quot;1hrivtctsi&quot;,&quot;properties&quot;:{&quot;formattedCitation&quot;:&quot;(15)&quot;,&quot;plainCitation&quot;:&quot;(15)&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qQdiByWOmv"/><text:span text:style-name="T117"> and an </text:span><text:span text:style-name="T63">ab initio </text:span><text:span text:style-name="T117">transcriptome is assembled with Cufflinks. </text:span><text:reference-mark-start text:name="ZOTERO_ITEM CSL_CITATION {&quot;citationID&quot;:&quot;khjbhmgeu&quot;,&quot;properties&quot;:{&quot;formattedCitation&quot;:&quot;(19)&quot;,&quot;plainCitation&quot;:&quot;(1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van Baren&quot;,&quot;given&quot;:&quot;Marijke J.&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VRFy689rDa"/><text:span text:style-name="T117">(19)</text:span><text:reference-mark-end text:name="ZOTERO_ITEM CSL_CITATION {&quot;citationID&quot;:&quot;khjbhmgeu&quot;,&quot;properties&quot;:{&quot;formattedCitation&quot;:&quot;(19)&quot;,&quot;plainCitation&quot;:&quot;(1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van Baren&quot;,&quot;given&quot;:&quot;Marijke J.&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VRFy689rDa"/><text:span text:style-name="T117"> </text:span><text:span text:style-name="T118">ii) These data are then analyzed per chimeric fragment cluster for transposable element </text:span><text:span text:style-name="T119">(TE)-</text:span><text:span text:style-name="T118">initiated transcripts (</text:span><text:span text:style-name="T120">S</text:span><text:span text:style-name="T118">upplementary </text:span><text:span text:style-name="T120">M</text:span><text:span text:style-name="T118">ethods and </text:span><text:span text:style-name="T120">S</text:span><text:span text:style-name="T118">upplementary </text:span><text:span text:style-name="T120">F</text:span><text:span text:style-name="T118">igure 1). </text:span><text:span text:style-name="T121">Briefly, fragment clusters consistent with transcriptional initiation (Orange) are enriched and those with passive exonization (Blue) or termination (not shown) are depleted. </text:span><text:span text:style-name="T122">iii) </text:span><text:span text:style-name="T119">The set of TE-initiated contigs are then intersected to reference set of protein coding genes and classified with respect to their intersection. Each transcriptome is analyzed independently and </text:span><text:span text:style-name="T123">a</text:span><text:span text:style-name="T124"> standard .lions </text:span><text:span text:style-name="T123">output </text:span><text:span text:style-name="T124">file </text:span><text:span text:style-name="T123">is generated</text:span><text:span text:style-name="T124">. </text:span><text:span text:style-name="T132">B)</text:span><text:span text:style-name="T124"> </text:span><text:span text:style-name="T125">'West Lion' performs set analysis on the</text:span><text:span text:style-name="T124"> .lions files. </text:span><text:span text:style-name="T126">Transcriptomes</text:span><text:span text:style-name="T127"> are biologically </text:span><text:span text:style-name="T124">grouped and analyzed </text:span><text:span text:style-name="T128">individually and as part of a biological group (i.e. cancer vs. normal samples).</text:span></text:p>
      <text:p text:style-name="P57"><text:span text:style-name="T112">Figure 2</text:span><text:span text:style-name="T113">: Chimeric Fragment Clustering in LIONS</text:span></text:p>
      <text:p text:style-name="P3"/>
      <text:p text:style-name="P68">The analysis space of LIONS is all <text:span text:style-name="T152">Repeat-Exon</text:span> combinations for which there exists <text:span text:style-name="T152">a chimeric fragment; paired-end sequencing reads in </text:span>which one read intersects a repeat and the <text:span text:style-name="T154">read pair</text:span> intersects an <text:span text:style-name="T153">exon from the assembly</text:span>. <text:span text:style-name="T154">Chimeric fragments can be yielded from an RNA molecule in three cases; i) TE-intiated transcripts (Repeat A:Exon 1 and Repeat B:Exon 2); ii) TE exonization in a transcript, either as a repeat is contained within an exon or the repeat is at an exon splice site (Repeat C:Exon 1,2 and 3) or iii) TE terminated transcripts (Repeat E:Exon 3). Each chimeric fragment cluster then is classified as either initiating a transcript or not based on local statistics for each repeat and exon pair such as; Repeat-Exon intersection, Exon and Repeat expression level, adjacent exon expression levels and read threading (Supplementary Figure 1).</text:span></text:p>
      <text:p text:style-name="P71">Figure 3: <text:span text:style-name="T4">Fidelity of transposable element transcription start sites by CAGE</text:span></text:p>
      <text:p text:style-name="P67"/>
      <text:p text:style-name="P69">5' Cap analysis gene expression (CAGE) sequencing read clusters were downloaded from the UCSC genome browser for human poly-adenylated whole cell RNA from GM12878 [ref?]. <text:span text:style-name="T209">The center of each <text:s/>trasncription start site (TSS) cluster was intersected against RepeatMasker to distinguish non-TE TSS (blue) and TE-TSS (orange). </text:span><text:span text:style-name="T163">A)</text:span><text:span text:style-name="T210"> To test if TE-derived TSS are more or less variable between biological replicates the <text:s/>irreproducible discovery rate (IDR) between the groups was compared. TE-derived TSS are more variable between biological replicates (Welch's t-test, p &lt; 2.2e-16, the precision limit in R) then non-TE TSS. Reproducible clusters are those which pass an IDR cut-off of &lt;0.05 (right of red line). </text:span><text:span text:style-name="T163">B) </text:span><text:span text:style-name="T211">Amongst the reproducible CAGE clusters, TE-derived TSS have a lower (Welch's t-test, p &lt; 2.2e-16) expression level by log fragments per kilobase per million mapped reads (FPKM). </text:span><text:span text:style-name="T164">C)</text:span><text:span text:style-name="T212"> The TE-TSS clusters can further be striated by TE-class. Kernel density of the log(FPKM) is shown for each class overlayed with a bar graph of the count per TE-TSS.</text:span></text:p>
      <text:p text:style-name="P58">Supplementary Figure <text:span text:style-name="T208">1</text:span>:<text:span text:style-name="T17"> </text:span><text:span text:style-name="T18">Calculated values for </text:span><text:span text:style-name="T17">LIONS classification</text:span></text:p>
      <text:p text:style-name="P4"/>
      <text:p text:style-name="P33"><text:span text:style-name="T18">To distinguish transposable element (TE)-</text:span><text:span text:style-name="T19">initiated</text:span><text:span text:style-name="T18"> transcripts from TE exonizations or TE-terminated transcripts several local values are calculate</text:span><text:span text:style-name="T19">d </text:span><text:span text:style-name="T21">for each chimeric fragment cluster</text:span><text:span text:style-name="T19">. </text:span><text:span text:style-name="T155">A)</text:span><text:span text:style-name="T19"> </text:span><text:span text:style-name="T20">The</text:span><text:span text:style-name="T22"> position of the TE (orange) relative to the exon (dark gray). Cases in which the TE is upstream, on the upstream edge, contained within the exon or contains the exon are considered for TE-initiation (highlighted green). </text:span><text:span text:style-name="T156">B)</text:span><text:span text:style-name="T22"> The thread ratio for a TE considers direction bias in sequencing read pairs going upstream or downstream relative to the interacting exon. Upstream threads (red) are read pairs in which one read maps to within </text:span><text:span text:style-name="T23">the</text:span><text:span text:style-name="T22"> TE and the pair maps upstream of the TE. Downstream threads </text:span><text:span text:style-name="T24">(blue)</text:span><text:span text:style-name="T22"> </text:span><text:span text:style-name="T24">are the converse to upstream threads while read pairs with both reads internal to the TE are not counted (gray). The thread ratio is the number of downstream threads divided by the number of upstream threads, or set to the cut-off threshold when no upstream threads are present </text:span><text:span text:style-name="T25">for inclusion. </text:span><text:span text:style-name="T157">C)</text:span><text:span text:style-name="T26"> </text:span><text:span text:style-name="T27">The contribution score is an approximation </text:span><text:span text:style-name="T28">of </text:span><text:span text:style-name="T29">the TE </text:span><text:span text:style-name="T28">promoter contribution </text:span><text:span text:style-name="T29">to the expression of downstream exons</text:span><text:span text:style-name="T28"> for </text:span><text:span text:style-name="T29">alternative or </text:span><text:span text:style-name="T28">unassembled </text:span><text:span text:style-name="T29">TE promoter. The maximum coverage within </text:span><text:span text:style-name="T30">the TE, 28 reads, is divided by the maximum coverage within the interacting exon (exon 2), 44 reads, to yield an approximate contribution for the TE-exon interaction, 0.636. </text:span><text:span text:style-name="T158">D) </text:span><text:span text:style-name="T32">The</text:span><text:span text:style-name="T31"> </text:span><text:span text:style-name="T32">read coverage for the 50 bp immediately upstream of the TE is divided by the coverage of the TE itself to measure the background level of transcription at this loci. </text:span><text:span text:style-name="T159">i.</text:span><text:span text:style-name="T32"> </text:span><text:span text:style-name="T33">A </text:span><text:span text:style-name="T32">Loci with low levels of transcriptional readthrough </text:span><text:span text:style-name="T33">but a potential initiation site present within the TE. </text:span><text:span text:style-name="T160">ii.</text:span><text:span text:style-name="T33"> I</text:span><text:span text:style-name="T32">n contrast,</text:span><text:span text:style-name="T159"> </text:span><text:span text:style-name="T32">a</text:span><text:span text:style-name="T159"> </text:span><text:span text:style-name="T32">loci </text:span><text:span text:style-name="T33">in which there is an apparent gain of coverage within the LINE element but could be due to poor mapping quality at the 5' end of this LINE element. </text:span><text:span text:style-name="T161">E) </text:span><text:span text:style-name="T34">Chimeric fragment subclassification of whether a read intersects only a repeat (R), only an exon (E) or both (D). Chimeric fragments can thus be classified as DR, DD,DE or ER fragments. </text:span><text:span text:style-name="T35">The ratio between the classifications can be used as a stringency cutoff for improving LIONS classification specificity. </text:span><text:span text:style-name="T36">Taken together these values form the basis for LIONS classification of TE-initiated transcripts and are fed into the the sorting algorithms (Supplementry Figure 3).</text:span></text:p>
      <text:p text:style-name="P55"><text:span text:style-name="T131">Supplementary Figure </text:span><text:span text:style-name="T133">2</text:span><text:span text:style-name="T131">:</text:span><text:span text:style-name="T114"> </text:span><text:span text:style-name="T115">Chimeric Fragment Clusters </text:span><text:span text:style-name="T116">Sorting Algorithm for TE-initiated Transcripts</text:span></text:p>
      <text:p text:style-name="P25"/>
      <text:p text:style-name="P66"><text:span text:style-name="T5">F</text:span><text:span text:style-name="T4">or each </text:span><text:span text:style-name="T7">Transposable Element (</text:span><text:span text:style-name="T4">TE</text:span><text:span text:style-name="T7">)</text:span><text:span text:style-name="T4">-Exon </text:span><text:span text:style-name="T6">pair</text:span><text:span text:style-name="T4"> for which there exists </text:span><text:span text:style-name="T6">chimeric fragment support, LIONS </text:span><text:span text:style-name="T7">sorts </text:span><text:span text:style-name="T8">TE-initiated transcripts from TE exonizations or TE-terminated transcripts. </text:span><text:span text:style-name="T9">Default parameters are shown but can be manually </text:span><text:span text:style-name="T10">changed </text:span><text:span text:style-name="T11">by the user. </text:span><text:span text:style-name="T52">Notably, the number of supporting chimeric fragments can be set to a function of the number of mapped reads (i.e. 1 fragment / 20 million mapped reads) to fairly compare libraries of varying depth. </text:span><text:span text:style-name="T11"><text:s/></text:span><text:span text:style-name="T12">Chimeric fragment clusters are </text:span><text:span text:style-name="T37">filtered for those in which the assembled transript has greater than one exon, then</text:span><text:span text:style-name="T12"> </text:span><text:span text:style-name="T37">striated</text:span><text:span text:style-name="T12"> by the TE-exon intersection and then sub-sorted with different cut-offs; </text:span><text:span text:style-name="T13">number of chimeric fragments, thread ratios for the TE, contribution of the TE-promoter to overall transcript levels, read coverage upstream of the repeat </text:span><text:span text:style-name="T15">and the exons number within the assembled transcript</text:span><text:span text:style-name="T13">.</text:span><text:span text:style-name="T14"> </text:span><text:span text:style-name="T16">Separate cut-offs are necessary for different intersection cases to </text:span><text:span text:style-name="T38">deplete</text:span><text:span text:style-name="T16"> with the variety of non-initiation cases </text:span><text:span text:style-name="T39">which arise. </text:span><text:span text:style-name="T40">Final output of the sorting algorithm is the standard .lions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8:27:12.126420622</meta:creation-date>
    <dc:date>2015-07-31T11:49:20.454915251</dc:date>
    <meta:editing-duration>P4DT23H14M23S</meta:editing-duration>
    <meta:editing-cycles>363</meta:editing-cycles>
    <meta:generator>LibreOffice/4.2.8.2$Linux_X86_64 LibreOffice_project/420m0$Build-2</meta:generator>
    <meta:document-statistic meta:table-count="0" meta:image-count="0" meta:object-count="0" meta:page-count="13" meta:paragraph-count="82" meta:word-count="3448" meta:character-count="23227" meta:non-whitespace-character-count="19808"/>
    <meta:user-defined meta:name="ZOTERO_PREF_1">&lt;data data-version="3" zotero-version="4.0.27.5"&gt;&lt;session id="jsVLYjD5"/&gt;&lt;style id="http://www.zotero.org/styles/vancouver" hasBibliography="1" bibliographyStyleHasBeenSet="1"/&gt;&lt;prefs&gt;&lt;pref name="fieldType" value="ReferenceMark"/&gt;&lt;pref name="storeReferenc</meta:user-defined>
    <meta:user-defined meta:name="ZOTERO_PREF_2">es" value="true"/&gt;&lt;pref name="automaticJournalAbbreviations" value="true"/&gt;&lt;pref name="noteType" value=""/&gt;&lt;/prefs&gt;&lt;/data&gt;</meta:user-defined>
  </office:meta>
</office:document-meta>
</file>